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6"/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447585" calcext:value-type="float">
            <text:p>0.447585</text:p>
          </table:table-cell>
          <table:table-cell office:value-type="float" office:value="0.5614" calcext:value-type="float">
            <text:p>0.561400</text:p>
          </table:table-cell>
          <table:table-cell office:value-type="float" office:value="0.559528" calcext:value-type="float">
            <text:p>0.559528</text:p>
          </table:table-cell>
          <table:table-cell office:value-type="float" office:value="0.438974" calcext:value-type="float">
            <text:p>0.438974</text:p>
          </table:table-cell>
          <table:table-cell table:style-name="ce10" office:value-type="float" office:value="0.553373192" calcext:value-type="float">
            <text:p>0.553373</text:p>
          </table:table-cell>
          <table:table-cell table:style-name="ce10" office:value-type="float" office:value="0.54930616686" calcext:value-type="float">
            <text:p>0.549306</text:p>
          </table:table-cell>
          <table:table-cell table:style-name="ce10" office:value-type="float" office:value="0.442661565" calcext:value-type="float">
            <text:p>0.442662</text:p>
          </table:table-cell>
          <table:table-cell table:style-name="ce10" office:value-type="float" office:value="0.554854714" calcext:value-type="float">
            <text:p>0.554855</text:p>
          </table:table-cell>
          <table:table-cell table:style-name="ce10" office:value-type="float" office:value="0.442661565" calcext:value-type="float">
            <text:p>0.442662</text:p>
          </table:table-cell>
          <table:table-cell table:style-name="ce10" office:value-type="float" office:value="0.5569088" calcext:value-type="float">
            <text:p>0.556909</text:p>
          </table:table-cell>
          <table:table-cell table:style-name="ce10" office:value-type="float" office:value="0.551339712" calcext:value-type="float">
            <text:p>0.551340</text:p>
          </table:table-cell>
          <table:table-cell table:style-name="ce10" office:value-type="float" office:value="0.54950125824" calcext:value-type="float">
            <text:p>0.549501</text:p>
          </table:table-cell>
          <table:table-cell table:style-name="ce10" office:value-type="float" office:value="0.435462208" calcext:value-type="float">
            <text:p>0.435462</text:p>
          </table:table-cell>
          <table:table-cell table:style-name="ce10" office:value-type="float" office:value="0.555051776" calcext:value-type="float">
            <text:p>0.555052</text:p>
          </table:table-cell>
          <table:table-cell table:style-name="ce10" office:value-type="float" office:value="0.437218104" calcext:value-type="float">
            <text:p>0.437218</text:p>
          </table:table-cell>
          <table:table-cell table:style-name="ce10" office:value-type="float" office:value="0.558781896" calcext:value-type="float">
            <text:p>0.558782</text:p>
          </table:table-cell>
          <table:table-cell table:style-name="ce10" office:value-type="float" office:value="0.44579466" calcext:value-type="float">
            <text:p>0.445795</text:p>
          </table:table-cell>
          <table:table-cell table:style-name="ce10" office:value-type="float" office:value="0.553562856" calcext:value-type="float">
            <text:p>0.553563</text:p>
          </table:table-cell>
          <table:table-cell table:style-name="ce10" office:value-type="float" office:value="0.54802722744" calcext:value-type="float">
            <text:p>0.548027</text:p>
          </table:table-cell>
          <table:table-cell table:formula="of:=AVERAGE([.B2:.U2])" office:value-type="float" office:value="0.515150935027" calcext:value-type="float">
            <text:p>0.515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8787" calcext:value-type="float">
            <text:p>0.438787</text:p>
          </table:table-cell>
          <table:table-cell table:number-columns-repeated="2" office:value-type="float" office:value="0.561026" calcext:value-type="float">
            <text:p>0.561026</text:p>
          </table:table-cell>
          <table:table-cell table:number-columns-repeated="2" office:value-type="float" office:value="0.438974" calcext:value-type="float">
            <text:p>0.438974</text:p>
          </table:table-cell>
          <table:table-cell table:style-name="ce10" office:value-type="float" office:value="0.434145286" calcext:value-type="float">
            <text:p>0.434145</text:p>
          </table:table-cell>
          <table:table-cell table:style-name="ce10" office:value-type="float" office:value="0.42962073957" calcext:value-type="float">
            <text:p>0.429621</text:p>
          </table:table-cell>
          <table:table-cell table:style-name="ce10" office:value-type="float" office:value="0.554854714" calcext:value-type="float">
            <text:p>0.554855</text:p>
          </table:table-cell>
          <table:table-cell table:style-name="ce10" office:value-type="float" office:value="0.433960343" calcext:value-type="float">
            <text:p>0.433960</text:p>
          </table:table-cell>
          <table:table-cell table:style-name="ce10" office:value-type="float" office:value="0.554854714" calcext:value-type="float">
            <text:p>0.554855</text:p>
          </table:table-cell>
          <table:table-cell table:style-name="ce10" office:value-type="float" office:value="0.556537792" calcext:value-type="float">
            <text:p>0.556538</text:p>
          </table:table-cell>
          <table:table-cell table:style-name="ce10" office:value-type="float" office:value="0.55097241408" calcext:value-type="float">
            <text:p>0.550972</text:p>
          </table:table-cell>
          <table:table-cell table:style-name="ce10" office:value-type="float" office:value="0.43110758592" calcext:value-type="float">
            <text:p>0.431108</text:p>
          </table:table-cell>
          <table:table-cell table:number-columns-repeated="2" table:style-name="ce10" office:value-type="float" office:value="0.435462208" calcext:value-type="float">
            <text:p>0.435462</text:p>
          </table:table-cell>
          <table:table-cell table:style-name="ce10" office:value-type="float" office:value="0.437218104" calcext:value-type="float">
            <text:p>0.437218</text:p>
          </table:table-cell>
          <table:table-cell table:style-name="ce10" office:value-type="float" office:value="0.437031852" calcext:value-type="float">
            <text:p>0.437032</text:p>
          </table:table-cell>
          <table:table-cell table:style-name="ce10" office:value-type="float" office:value="0.558781896" calcext:value-type="float">
            <text:p>0.558782</text:p>
          </table:table-cell>
          <table:table-cell table:style-name="ce10" office:value-type="float" office:value="0.55319407704" calcext:value-type="float">
            <text:p>0.553194</text:p>
          </table:table-cell>
          <table:table-cell table:style-name="ce10" office:value-type="float" office:value="0.5476621362696" calcext:value-type="float">
            <text:p>0.547662</text:p>
          </table:table-cell>
          <table:table-cell table:formula="of:=AVERAGE([.B3:.U3])" office:value-type="float" office:value="0.48948265349398" calcext:value-type="float">
            <text:p>0.489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8974" calcext:value-type="float">
            <text:p>0.438974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468926" calcext:value-type="float">
            <text:p>0.468926</text:p>
          </table:table-cell>
          <table:table-cell table:number-columns-repeated="2" office:value-type="float" office:value="0.438974" calcext:value-type="float">
            <text:p>0.438974</text:p>
          </table:table-cell>
          <table:table-cell table:style-name="ce10" office:value-type="float" office:value="0.434145286" calcext:value-type="float">
            <text:p>0.434145</text:p>
          </table:table-cell>
          <table:table-cell table:style-name="ce10" office:value-type="float" office:value="0.42980383314" calcext:value-type="float">
            <text:p>0.429804</text:p>
          </table:table-cell>
          <table:table-cell table:style-name="ce10" office:value-type="float" office:value="0.554854714" calcext:value-type="float">
            <text:p>0.554855</text:p>
          </table:table-cell>
          <table:table-cell table:style-name="ce10" office:value-type="float" office:value="0.434145286" calcext:value-type="float">
            <text:p>0.434145</text:p>
          </table:table-cell>
          <table:table-cell table:style-name="ce10" office:value-type="float" office:value="0.554854714" calcext:value-type="float">
            <text:p>0.554855</text:p>
          </table:table-cell>
          <table:table-cell table:style-name="ce10" office:value-type="float" office:value="0.465174592" calcext:value-type="float">
            <text:p>0.465175</text:p>
          </table:table-cell>
          <table:table-cell table:style-name="ce10" office:value-type="float" office:value="0.46052284608" calcext:value-type="float">
            <text:p>0.460523</text:p>
          </table:table-cell>
          <table:table-cell table:style-name="ce10" office:value-type="float" office:value="0.43110758592" calcext:value-type="float">
            <text:p>0.431108</text:p>
          </table:table-cell>
          <table:table-cell table:number-columns-repeated="2" table:style-name="ce10" office:value-type="float" office:value="0.435462208" calcext:value-type="float">
            <text:p>0.435462</text:p>
          </table:table-cell>
          <table:table-cell table:number-columns-repeated="2" table:style-name="ce10" office:value-type="float" office:value="0.437218104" calcext:value-type="float">
            <text:p>0.437218</text:p>
          </table:table-cell>
          <table:table-cell table:style-name="ce10" office:value-type="float" office:value="0.558781896" calcext:value-type="float">
            <text:p>0.558782</text:p>
          </table:table-cell>
          <table:table-cell table:style-name="ce10" office:value-type="float" office:value="0.46237979304" calcext:value-type="float">
            <text:p>0.462380</text:p>
          </table:table-cell>
          <table:table-cell table:style-name="ce10" office:value-type="float" office:value="0.4577559951096" calcext:value-type="float">
            <text:p>0.457756</text:p>
          </table:table-cell>
          <table:table-cell table:formula="of:=AVERAGE([.B4:.U4])" office:value-type="float" office:value="0.46678805826448" calcext:value-type="float">
            <text:p>0.466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.438974" calcext:value-type="float">
            <text:p>0.438974</text:p>
          </table:table-cell>
          <table:table-cell table:style-name="ce10" office:value-type="float" office:value="0.434145286" calcext:value-type="float">
            <text:p>0.434145</text:p>
          </table:table-cell>
          <table:table-cell table:style-name="ce10" office:value-type="float" office:value="0.42980383314" calcext:value-type="float">
            <text:p>0.429804</text:p>
          </table:table-cell>
          <table:table-cell table:number-columns-repeated="3" table:style-name="ce10" office:value-type="float" office:value="0.434145286" calcext:value-type="float">
            <text:p>0.434145</text:p>
          </table:table-cell>
          <table:table-cell table:style-name="ce10" office:value-type="float" office:value="0.435462208" calcext:value-type="float">
            <text:p>0.435462</text:p>
          </table:table-cell>
          <table:table-cell table:number-columns-repeated="2" table:style-name="ce10" office:value-type="float" office:value="0.43110758592" calcext:value-type="float">
            <text:p>0.431108</text:p>
          </table:table-cell>
          <table:table-cell table:number-columns-repeated="2" table:style-name="ce10" office:value-type="float" office:value="0.435462208" calcext:value-type="float">
            <text:p>0.435462</text:p>
          </table:table-cell>
          <table:table-cell table:number-columns-repeated="3" table:style-name="ce10" office:value-type="float" office:value="0.437218104" calcext:value-type="float">
            <text:p>0.437218</text:p>
          </table:table-cell>
          <table:table-cell table:style-name="ce10" office:value-type="float" office:value="0.43284592296" calcext:value-type="float">
            <text:p>0.432846</text:p>
          </table:table-cell>
          <table:table-cell table:style-name="ce10" office:value-type="float" office:value="0.4285174637304" calcext:value-type="float">
            <text:p>0.428517</text:p>
          </table:table-cell>
          <table:table-cell table:formula="of:=AVERAGE([.B5:.U5])" office:value-type="float" office:value="0.43514372358352" calcext:value-type="float">
            <text:p>0.435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7398" calcext:value-type="float">
            <text:p>0.447398</text:p>
          </table:table-cell>
          <table:table-cell table:number-columns-repeated="2" office:value-type="float" office:value="0.438974" calcext:value-type="float">
            <text:p>0.438974</text:p>
          </table:table-cell>
          <table:table-cell office:value-type="float" office:value="0.439161" calcext:value-type="float">
            <text:p>0.439161</text:p>
          </table:table-cell>
          <table:table-cell office:value-type="float" office:value="0.438974" calcext:value-type="float">
            <text:p>0.438974</text:p>
          </table:table-cell>
          <table:table-cell table:style-name="ce10" office:value-type="float" office:value="0.434330229" calcext:value-type="float">
            <text:p>0.434330</text:p>
          </table:table-cell>
          <table:table-cell table:style-name="ce10" office:value-type="float" office:value="0.43805185578" calcext:value-type="float">
            <text:p>0.438052</text:p>
          </table:table-cell>
          <table:table-cell table:style-name="ce10" office:value-type="float" office:value="0.434145286" calcext:value-type="float">
            <text:p>0.434145</text:p>
          </table:table-cell>
          <table:table-cell table:style-name="ce10" office:value-type="float" office:value="0.442476622" calcext:value-type="float">
            <text:p>0.442477</text:p>
          </table:table-cell>
          <table:table-cell table:style-name="ce10" office:value-type="float" office:value="0.434145286" calcext:value-type="float">
            <text:p>0.434145</text:p>
          </table:table-cell>
          <table:table-cell table:style-name="ce10" office:value-type="float" office:value="0.435462208" calcext:value-type="float">
            <text:p>0.435462</text:p>
          </table:table-cell>
          <table:table-cell table:style-name="ce10" office:value-type="float" office:value="0.43110758592" calcext:value-type="float">
            <text:p>0.431108</text:p>
          </table:table-cell>
          <table:table-cell table:style-name="ce10" office:value-type="float" office:value="0.43129123488" calcext:value-type="float">
            <text:p>0.431291</text:p>
          </table:table-cell>
          <table:table-cell table:style-name="ce10" office:value-type="float" office:value="0.435462208" calcext:value-type="float">
            <text:p>0.435462</text:p>
          </table:table-cell>
          <table:table-cell table:style-name="ce10" office:value-type="float" office:value="0.435647712" calcext:value-type="float">
            <text:p>0.435648</text:p>
          </table:table-cell>
          <table:table-cell table:style-name="ce10" office:value-type="float" office:value="0.437218104" calcext:value-type="float">
            <text:p>0.437218</text:p>
          </table:table-cell>
          <table:table-cell table:style-name="ce10" office:value-type="float" office:value="0.445608408" calcext:value-type="float">
            <text:p>0.445608</text:p>
          </table:table-cell>
          <table:table-cell table:style-name="ce10" office:value-type="float" office:value="0.437218104" calcext:value-type="float">
            <text:p>0.437218</text:p>
          </table:table-cell>
          <table:table-cell table:style-name="ce10" office:value-type="float" office:value="0.43284592296" calcext:value-type="float">
            <text:p>0.432846</text:p>
          </table:table-cell>
          <table:table-cell table:style-name="ce10" office:value-type="float" office:value="0.4285174637304" calcext:value-type="float">
            <text:p>0.428517</text:p>
          </table:table-cell>
          <table:table-cell table:formula="of:=AVERAGE([.B6:.U6])" office:value-type="float" office:value="0.43685046151352" calcext:value-type="float">
            <text:p>0.4368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80494" calcext:value-type="float">
            <text:p>0.580494</text:p>
          </table:table-cell>
          <table:table-cell office:value-type="float" office:value="0.448334" calcext:value-type="float">
            <text:p>0.448334</text:p>
          </table:table-cell>
          <table:table-cell office:value-type="float" office:value="0.632347" calcext:value-type="float">
            <text:p>0.632347</text:p>
          </table:table-cell>
          <table:table-cell office:value-type="float" office:value="0.541745" calcext:value-type="float">
            <text:p>0.541745</text:p>
          </table:table-cell>
          <table:table-cell office:value-type="float" office:value="0.650505" calcext:value-type="float">
            <text:p>0.650505</text:p>
          </table:table-cell>
          <table:table-cell table:style-name="ce10" office:value-type="float" office:value="0.535785805" calcext:value-type="float">
            <text:p>0.535786</text:p>
          </table:table-cell>
          <table:table-cell table:style-name="ce10" office:value-type="float" office:value="0.56836748034" calcext:value-type="float">
            <text:p>0.568367</text:p>
          </table:table-cell>
          <table:table-cell table:style-name="ce10" office:value-type="float" office:value="0.443402326" calcext:value-type="float">
            <text:p>0.443402</text:p>
          </table:table-cell>
          <table:table-cell table:style-name="ce10" office:value-type="float" office:value="0.574108566" calcext:value-type="float">
            <text:p>0.574109</text:p>
          </table:table-cell>
          <table:table-cell table:style-name="ce10" office:value-type="float" office:value="0.443402326" calcext:value-type="float">
            <text:p>0.443402</text:p>
          </table:table-cell>
          <table:table-cell table:style-name="ce10" office:value-type="float" office:value="0.627288224" calcext:value-type="float">
            <text:p>0.627288</text:p>
          </table:table-cell>
          <table:table-cell table:style-name="ce10" office:value-type="float" office:value="0.62101534176" calcext:value-type="float">
            <text:p>0.621015</text:p>
          </table:table-cell>
          <table:table-cell table:style-name="ce10" office:value-type="float" office:value="0.5320369296" calcext:value-type="float">
            <text:p>0.532037</text:p>
          </table:table-cell>
          <table:table-cell table:style-name="ce10" office:value-type="float" office:value="0.64530096" calcext:value-type="float">
            <text:p>0.645301</text:p>
          </table:table-cell>
          <table:table-cell table:style-name="ce10" office:value-type="float" office:value="0.53741104" calcext:value-type="float">
            <text:p>0.537411</text:p>
          </table:table-cell>
          <table:table-cell table:style-name="ce10" office:value-type="float" office:value="0.64790298" calcext:value-type="float">
            <text:p>0.647903</text:p>
          </table:table-cell>
          <table:table-cell table:style-name="ce10" office:value-type="float" office:value="0.578172024" calcext:value-type="float">
            <text:p>0.578172</text:p>
          </table:table-cell>
          <table:table-cell table:style-name="ce10" office:value-type="float" office:value="0.446540664" calcext:value-type="float">
            <text:p>0.446541</text:p>
          </table:table-cell>
          <table:table-cell table:style-name="ce10" office:value-type="float" office:value="0.62351943588" calcext:value-type="float">
            <text:p>0.623519</text:p>
          </table:table-cell>
          <table:table-cell table:style-name="ce10" office:value-type="float" office:value="0.6172842415212" calcext:value-type="float">
            <text:p>0.617284</text:p>
          </table:table-cell>
          <table:table-cell table:formula="of:=AVERAGE([.B7:.U7])" office:value-type="float" office:value="0.570685" calcext:value-type="float">
            <text:p>0.5706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82104" calcext:value-type="float">
            <text:p>0.782104</text:p>
          </table:table-cell>
          <table:table-cell office:value-type="float" office:value="0.554474" calcext:value-type="float">
            <text:p>0.554474</text:p>
          </table:table-cell>
          <table:table-cell office:value-type="float" office:value="0.754586" calcext:value-type="float">
            <text:p>0.754586</text:p>
          </table:table-cell>
          <table:table-cell office:value-type="float" office:value="0.728192" calcext:value-type="float">
            <text:p>0.728192</text:p>
          </table:table-cell>
          <table:table-cell office:value-type="float" office:value="0.770685" calcext:value-type="float">
            <text:p>0.770685</text:p>
          </table:table-cell>
          <table:table-cell table:style-name="ce10" office:value-type="float" office:value="0.720181888" calcext:value-type="float">
            <text:p>0.720182</text:p>
          </table:table-cell>
          <table:table-cell table:style-name="ce10" office:value-type="float" office:value="0.76576584744" calcext:value-type="float">
            <text:p>0.765766</text:p>
          </table:table-cell>
          <table:table-cell table:style-name="ce10" office:value-type="float" office:value="0.548374786" calcext:value-type="float">
            <text:p>0.548375</text:p>
          </table:table-cell>
          <table:table-cell table:style-name="ce10" office:value-type="float" office:value="0.773500856" calcext:value-type="float">
            <text:p>0.773501</text:p>
          </table:table-cell>
          <table:table-cell table:style-name="ce10" office:value-type="float" office:value="0.548374786" calcext:value-type="float">
            <text:p>0.548375</text:p>
          </table:table-cell>
          <table:table-cell table:style-name="ce10" office:value-type="float" office:value="0.748549312" calcext:value-type="float">
            <text:p>0.748549</text:p>
          </table:table-cell>
          <table:table-cell table:style-name="ce10" office:value-type="float" office:value="0.74106381888" calcext:value-type="float">
            <text:p>0.741064</text:p>
          </table:table-cell>
          <table:table-cell table:style-name="ce10" office:value-type="float" office:value="0.71514279936" calcext:value-type="float">
            <text:p>0.715143</text:p>
          </table:table-cell>
          <table:table-cell table:style-name="ce10" office:value-type="float" office:value="0.76451952" calcext:value-type="float">
            <text:p>0.764520</text:p>
          </table:table-cell>
          <table:table-cell table:style-name="ce10" office:value-type="float" office:value="0.722366464" calcext:value-type="float">
            <text:p>0.722366</text:p>
          </table:table-cell>
          <table:table-cell table:style-name="ce10" office:value-type="float" office:value="0.76760226" calcext:value-type="float">
            <text:p>0.767602</text:p>
          </table:table-cell>
          <table:table-cell table:style-name="ce10" office:value-type="float" office:value="0.778975584" calcext:value-type="float">
            <text:p>0.778976</text:p>
          </table:table-cell>
          <table:table-cell table:style-name="ce10" office:value-type="float" office:value="0.552256104" calcext:value-type="float">
            <text:p>0.552256</text:p>
          </table:table-cell>
          <table:table-cell table:style-name="ce10" office:value-type="float" office:value="0.74405197944" calcext:value-type="float">
            <text:p>0.744052</text:p>
          </table:table-cell>
          <table:table-cell table:style-name="ce10" office:value-type="float" office:value="0.7366114596456" calcext:value-type="float">
            <text:p>0.736611</text:p>
          </table:table-cell>
          <table:table-cell table:formula="of:=AVERAGE([.B8:.U8])" office:value-type="float" office:value="0.7180082" calcext:value-type="float">
            <text:p>0.7180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4616" calcext:value-type="float">
            <text:p>0.774616</text:p>
          </table:table-cell>
          <table:table-cell office:value-type="float" office:value="0.769375" calcext:value-type="float">
            <text:p>0.769375</text:p>
          </table:table-cell>
          <table:table-cell office:value-type="float" office:value="0.819169" calcext:value-type="float">
            <text:p>0.819169</text:p>
          </table:table-cell>
          <table:table-cell office:value-type="float" office:value="0.779296" calcext:value-type="float">
            <text:p>0.779296</text:p>
          </table:table-cell>
          <table:table-cell office:value-type="float" office:value="0.756458" calcext:value-type="float">
            <text:p>0.756458</text:p>
          </table:table-cell>
          <table:table-cell table:style-name="ce10" office:value-type="float" office:value="0.770723744" calcext:value-type="float">
            <text:p>0.770724</text:p>
          </table:table-cell>
          <table:table-cell table:style-name="ce10" office:value-type="float" office:value="0.75843427176" calcext:value-type="float">
            <text:p>0.758434</text:p>
          </table:table-cell>
          <table:table-cell table:style-name="ce10" office:value-type="float" office:value="0.760911875" calcext:value-type="float">
            <text:p>0.760912</text:p>
          </table:table-cell>
          <table:table-cell table:style-name="ce10" office:value-type="float" office:value="0.766095224" calcext:value-type="float">
            <text:p>0.766095</text:p>
          </table:table-cell>
          <table:table-cell table:style-name="ce10" office:value-type="float" office:value="0.760911875" calcext:value-type="float">
            <text:p>0.760912</text:p>
          </table:table-cell>
          <table:table-cell table:style-name="ce10" office:value-type="float" office:value="0.812615648" calcext:value-type="float">
            <text:p>0.812616</text:p>
          </table:table-cell>
          <table:table-cell table:style-name="ce10" office:value-type="float" office:value="0.80448949152" calcext:value-type="float">
            <text:p>0.804489</text:p>
          </table:table-cell>
          <table:table-cell table:style-name="ce10" office:value-type="float" office:value="0.76533101568" calcext:value-type="float">
            <text:p>0.765331</text:p>
          </table:table-cell>
          <table:table-cell table:style-name="ce10" office:value-type="float" office:value="0.750406336" calcext:value-type="float">
            <text:p>0.750406</text:p>
          </table:table-cell>
          <table:table-cell table:style-name="ce10" office:value-type="float" office:value="0.773061632" calcext:value-type="float">
            <text:p>0.773062</text:p>
          </table:table-cell>
          <table:table-cell table:style-name="ce10" office:value-type="float" office:value="0.753432168" calcext:value-type="float">
            <text:p>0.753432</text:p>
          </table:table-cell>
          <table:table-cell table:style-name="ce10" office:value-type="float" office:value="0.771517536" calcext:value-type="float">
            <text:p>0.771518</text:p>
          </table:table-cell>
          <table:table-cell table:style-name="ce10" office:value-type="float" office:value="0.7662975" calcext:value-type="float">
            <text:p>0.766298</text:p>
          </table:table-cell>
          <table:table-cell table:style-name="ce10" office:value-type="float" office:value="0.80773340076" calcext:value-type="float">
            <text:p>0.807733</text:p>
          </table:table-cell>
          <table:table-cell table:style-name="ce10" office:value-type="float" office:value="0.7996560667524" calcext:value-type="float">
            <text:p>0.799656</text:p>
          </table:table-cell>
          <table:table-cell table:formula="of:=AVERAGE([.B9:.U9])" office:value-type="float" office:value="0.7797828" calcext:value-type="float">
            <text:p>0.7797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36016318" calcext:value-type="float">
            <text:p>0.803602</text:p>
          </table:table-cell>
          <table:table-cell office:value-type="float" office:value="0.8182786293" calcext:value-type="float">
            <text:p>0.818279</text:p>
          </table:table-cell>
          <table:table-cell office:value-type="float" office:value="0.8118570141" calcext:value-type="float">
            <text:p>0.811857</text:p>
          </table:table-cell>
          <table:table-cell office:value-type="float" office:value="0.8146091349" calcext:value-type="float">
            <text:p>0.814609</text:p>
          </table:table-cell>
          <table:table-cell office:value-type="float" office:value="0.7947944532" calcext:value-type="float">
            <text:p>0.794794</text:p>
          </table:table-cell>
          <table:table-cell table:style-name="ce10" office:value-type="float" office:value="0.8056484344161" calcext:value-type="float">
            <text:p>0.805648</text:p>
          </table:table-cell>
          <table:table-cell table:style-name="ce10" office:value-type="float" office:value="0.786814393711698" calcext:value-type="float">
            <text:p>0.786814</text:p>
          </table:table-cell>
          <table:table-cell table:style-name="ce10" office:value-type="float" office:value="0.8092775643777" calcext:value-type="float">
            <text:p>0.809278</text:p>
          </table:table-cell>
          <table:table-cell table:style-name="ce10" office:value-type="float" office:value="0.7947620138502" calcext:value-type="float">
            <text:p>0.794762</text:p>
          </table:table-cell>
          <table:table-cell table:style-name="ce10" office:value-type="float" office:value="0.8092775643777" calcext:value-type="float">
            <text:p>0.809278</text:p>
          </table:table-cell>
          <table:table-cell table:style-name="ce10" office:value-type="float" office:value="0.8053621579872" calcext:value-type="float">
            <text:p>0.805362</text:p>
          </table:table-cell>
          <table:table-cell table:style-name="ce10" office:value-type="float" office:value="0.797308536407328" calcext:value-type="float">
            <text:p>0.797309</text:p>
          </table:table-cell>
          <table:table-cell table:style-name="ce10" office:value-type="float" office:value="0.800011339202592" calcext:value-type="float">
            <text:p>0.800011</text:p>
          </table:table-cell>
          <table:table-cell table:style-name="ce10" office:value-type="float" office:value="0.7884360975744" calcext:value-type="float">
            <text:p>0.788436</text:p>
          </table:table-cell>
          <table:table-cell table:style-name="ce10" office:value-type="float" office:value="0.8080922618208" calcext:value-type="float">
            <text:p>0.808092</text:p>
          </table:table-cell>
          <table:table-cell table:style-name="ce10" office:value-type="float" office:value="0.7916152753872" calcext:value-type="float">
            <text:p>0.791615</text:p>
          </table:table-cell>
          <table:table-cell table:style-name="ce10" office:value-type="float" office:value="0.8003872252728" calcext:value-type="float">
            <text:p>0.800387</text:p>
          </table:table-cell>
          <table:table-cell table:style-name="ce10" office:value-type="float" office:value="0.8150055147828" calcext:value-type="float">
            <text:p>0.815006</text:p>
          </table:table-cell>
          <table:table-cell table:style-name="ce10" office:value-type="float" office:value="0.800523490183164" calcext:value-type="float">
            <text:p>0.800523</text:p>
          </table:table-cell>
          <table:table-cell table:style-name="ce10" office:value-type="float" office:value="0.792518255281332" calcext:value-type="float">
            <text:p>0.792518</text:p>
          </table:table-cell>
          <table:table-cell table:formula="of:=AVERAGE([.B10:.U10])" office:value-type="float" office:value="0.802409049396651" calcext:value-type="float">
            <text:p>0.8024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0636" calcext:value-type="float">
            <text:p>0.800636</text:p>
          </table:table-cell>
          <table:table-cell office:value-type="float" office:value="0.793897" calcext:value-type="float">
            <text:p>0.793897</text:p>
          </table:table-cell>
          <table:table-cell office:value-type="float" office:value="0.816735" calcext:value-type="float">
            <text:p>0.816735</text:p>
          </table:table-cell>
          <table:table-cell office:value-type="float" office:value="0.813179" calcext:value-type="float">
            <text:p>0.813179</text:p>
          </table:table-cell>
          <table:table-cell office:value-type="float" office:value="0.821415" calcext:value-type="float">
            <text:p>0.821415</text:p>
          </table:table-cell>
          <table:table-cell table:style-name="ce10" office:value-type="float" office:value="0.804234031" calcext:value-type="float">
            <text:p>0.804234</text:p>
          </table:table-cell>
          <table:table-cell table:style-name="ce10" office:value-type="float" office:value="0.78391071396" calcext:value-type="float">
            <text:p>0.783911</text:p>
          </table:table-cell>
          <table:table-cell table:style-name="ce10" office:value-type="float" office:value="0.785164133" calcext:value-type="float">
            <text:p>0.785164</text:p>
          </table:table-cell>
          <table:table-cell table:style-name="ce10" office:value-type="float" office:value="0.791829004" calcext:value-type="float">
            <text:p>0.791829</text:p>
          </table:table-cell>
          <table:table-cell table:style-name="ce10" office:value-type="float" office:value="0.785164133" calcext:value-type="float">
            <text:p>0.785164</text:p>
          </table:table-cell>
          <table:table-cell table:style-name="ce10" office:value-type="float" office:value="0.81020112" calcext:value-type="float">
            <text:p>0.810201</text:p>
          </table:table-cell>
          <table:table-cell table:style-name="ce10" office:value-type="float" office:value="0.8020991088" calcext:value-type="float">
            <text:p>0.802099</text:p>
          </table:table-cell>
          <table:table-cell table:style-name="ce10" office:value-type="float" office:value="0.79860683232" calcext:value-type="float">
            <text:p>0.798607</text:p>
          </table:table-cell>
          <table:table-cell table:style-name="ce10" office:value-type="float" office:value="0.81484368" calcext:value-type="float">
            <text:p>0.814844</text:p>
          </table:table-cell>
          <table:table-cell table:style-name="ce10" office:value-type="float" office:value="0.806673568" calcext:value-type="float">
            <text:p>0.806674</text:p>
          </table:table-cell>
          <table:table-cell table:style-name="ce10" office:value-type="float" office:value="0.81812934" calcext:value-type="float">
            <text:p>0.818129</text:p>
          </table:table-cell>
          <table:table-cell table:style-name="ce10" office:value-type="float" office:value="0.797433456" calcext:value-type="float">
            <text:p>0.797433</text:p>
          </table:table-cell>
          <table:table-cell table:style-name="ce10" office:value-type="float" office:value="0.790721412" calcext:value-type="float">
            <text:p>0.790721</text:p>
          </table:table-cell>
          <table:table-cell table:style-name="ce10" office:value-type="float" office:value="0.8053333794" calcext:value-type="float">
            <text:p>0.805333</text:p>
          </table:table-cell>
          <table:table-cell table:style-name="ce10" office:value-type="float" office:value="0.797280045606" calcext:value-type="float">
            <text:p>0.797280</text:p>
          </table:table-cell>
          <table:table-cell table:formula="of:=AVERAGE([.B11:.U11])" office:value-type="float" office:value="0.8091724" calcext:value-type="float">
            <text:p>0.8091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7001" calcext:value-type="float">
            <text:p>0.807001</text:p>
          </table:table-cell>
          <table:table-cell office:value-type="float" office:value="0.853613" calcext:value-type="float">
            <text:p>0.853613</text:p>
          </table:table-cell>
          <table:table-cell office:value-type="float" office:value="0.847435" calcext:value-type="float">
            <text:p>0.847435</text:p>
          </table:table-cell>
          <table:table-cell office:value-type="float" office:value="0.812055" calcext:value-type="float">
            <text:p>0.812055</text:p>
          </table:table-cell>
          <table:table-cell office:value-type="float" office:value="0.825721" calcext:value-type="float">
            <text:p>0.825721</text:p>
          </table:table-cell>
          <table:table-cell table:style-name="ce10" office:value-type="float" office:value="0.803122395" calcext:value-type="float">
            <text:p>0.803122</text:p>
          </table:table-cell>
          <table:table-cell table:style-name="ce10" office:value-type="float" office:value="0.79014274911" calcext:value-type="float">
            <text:p>0.790143</text:p>
          </table:table-cell>
          <table:table-cell table:style-name="ce10" office:value-type="float" office:value="0.844223257" calcext:value-type="float">
            <text:p>0.844223</text:p>
          </table:table-cell>
          <table:table-cell table:style-name="ce10" office:value-type="float" office:value="0.798123989" calcext:value-type="float">
            <text:p>0.798124</text:p>
          </table:table-cell>
          <table:table-cell table:style-name="ce10" office:value-type="float" office:value="0.844223257" calcext:value-type="float">
            <text:p>0.844223</text:p>
          </table:table-cell>
          <table:table-cell table:style-name="ce10" office:value-type="float" office:value="0.84065552" calcext:value-type="float">
            <text:p>0.840656</text:p>
          </table:table-cell>
          <table:table-cell table:style-name="ce10" office:value-type="float" office:value="0.8322489648" calcext:value-type="float">
            <text:p>0.832249</text:p>
          </table:table-cell>
          <table:table-cell table:style-name="ce10" office:value-type="float" office:value="0.7975029744" calcext:value-type="float">
            <text:p>0.797503</text:p>
          </table:table-cell>
          <table:table-cell table:style-name="ce10" office:value-type="float" office:value="0.819115232" calcext:value-type="float">
            <text:p>0.819115</text:p>
          </table:table-cell>
          <table:table-cell table:style-name="ce10" office:value-type="float" office:value="0.80555856" calcext:value-type="float">
            <text:p>0.805559</text:p>
          </table:table-cell>
          <table:table-cell table:style-name="ce10" office:value-type="float" office:value="0.822418116" calcext:value-type="float">
            <text:p>0.822418</text:p>
          </table:table-cell>
          <table:table-cell table:style-name="ce10" office:value-type="float" office:value="0.803772996" calcext:value-type="float">
            <text:p>0.803773</text:p>
          </table:table-cell>
          <table:table-cell table:style-name="ce10" office:value-type="float" office:value="0.850198548" calcext:value-type="float">
            <text:p>0.850199</text:p>
          </table:table-cell>
          <table:table-cell table:style-name="ce10" office:value-type="float" office:value="0.8356048074" calcext:value-type="float">
            <text:p>0.835605</text:p>
          </table:table-cell>
          <table:table-cell table:style-name="ce10" office:value-type="float" office:value="0.827248759326" calcext:value-type="float">
            <text:p>0.827249</text:p>
          </table:table-cell>
          <table:table-cell table:formula="of:=AVERAGE([.B12:.U12])" office:value-type="float" office:value="0.8229992562518" calcext:value-type="float">
            <text:p>0.822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91838" calcext:value-type="float">
            <text:p>0.791838</text:p>
          </table:table-cell>
          <table:table-cell office:value-type="float" office:value="0.79839" calcext:value-type="float">
            <text:p>0.798390</text:p>
          </table:table-cell>
          <table:table-cell office:value-type="float" office:value="0.851554" calcext:value-type="float">
            <text:p>0.851554</text:p>
          </table:table-cell>
          <table:table-cell office:value-type="float" office:value="0.84182" calcext:value-type="float">
            <text:p>0.841820</text:p>
          </table:table-cell>
          <table:table-cell office:value-type="float" office:value="0.850243" calcext:value-type="float">
            <text:p>0.850243</text:p>
          </table:table-cell>
          <table:table-cell table:style-name="ce10" office:value-type="float" office:value="0.83255998" calcext:value-type="float">
            <text:p>0.832560</text:p>
          </table:table-cell>
          <table:table-cell table:style-name="ce10" office:value-type="float" office:value="0.77529650418" calcext:value-type="float">
            <text:p>0.775297</text:p>
          </table:table-cell>
          <table:table-cell table:style-name="ce10" office:value-type="float" office:value="0.78960771" calcext:value-type="float">
            <text:p>0.789608</text:p>
          </table:table-cell>
          <table:table-cell table:style-name="ce10" office:value-type="float" office:value="0.783127782" calcext:value-type="float">
            <text:p>0.783128</text:p>
          </table:table-cell>
          <table:table-cell table:style-name="ce10" office:value-type="float" office:value="0.78960771" calcext:value-type="float">
            <text:p>0.789608</text:p>
          </table:table-cell>
          <table:table-cell table:style-name="ce10" office:value-type="float" office:value="0.844741568" calcext:value-type="float">
            <text:p>0.844742</text:p>
          </table:table-cell>
          <table:table-cell table:style-name="ce10" office:value-type="float" office:value="0.83629415232" calcext:value-type="float">
            <text:p>0.836294</text:p>
          </table:table-cell>
          <table:table-cell table:style-name="ce10" office:value-type="float" office:value="0.8267345856" calcext:value-type="float">
            <text:p>0.826735</text:p>
          </table:table-cell>
          <table:table-cell table:style-name="ce10" office:value-type="float" office:value="0.843441056" calcext:value-type="float">
            <text:p>0.843441</text:p>
          </table:table-cell>
          <table:table-cell table:style-name="ce10" office:value-type="float" office:value="0.83508544" calcext:value-type="float">
            <text:p>0.835085</text:p>
          </table:table-cell>
          <table:table-cell table:style-name="ce10" office:value-type="float" office:value="0.846842028" calcext:value-type="float">
            <text:p>0.846842</text:p>
          </table:table-cell>
          <table:table-cell table:style-name="ce10" office:value-type="float" office:value="0.788670648" calcext:value-type="float">
            <text:p>0.788671</text:p>
          </table:table-cell>
          <table:table-cell table:style-name="ce10" office:value-type="float" office:value="0.79519644" calcext:value-type="float">
            <text:p>0.795196</text:p>
          </table:table-cell>
          <table:table-cell table:style-name="ce10" office:value-type="float" office:value="0.83966630616" calcext:value-type="float">
            <text:p>0.839666</text:p>
          </table:table-cell>
          <table:table-cell table:style-name="ce10" office:value-type="float" office:value="0.8312696430984" calcext:value-type="float">
            <text:p>0.831270</text:p>
          </table:table-cell>
          <table:table-cell table:formula="of:=AVERAGE([.B13:.U13])" office:value-type="float" office:value="0.81959932766792" calcext:value-type="float">
            <text:p>0.8195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2243" calcext:value-type="float">
            <text:p>0.812243</text:p>
          </table:table-cell>
          <table:table-cell office:value-type="float" office:value="0.854174" calcext:value-type="float">
            <text:p>0.854174</text:p>
          </table:table-cell>
          <table:table-cell office:value-type="float" office:value="0.845002" calcext:value-type="float">
            <text:p>0.845002</text:p>
          </table:table-cell>
          <table:table-cell office:value-type="float" office:value="0.83976" calcext:value-type="float">
            <text:p>0.839760</text:p>
          </table:table-cell>
          <table:table-cell office:value-type="float" office:value="0.826469" calcext:value-type="float">
            <text:p>0.826469</text:p>
          </table:table-cell>
          <table:table-cell table:style-name="ce10" office:value-type="float" office:value="0.83052264" calcext:value-type="float">
            <text:p>0.830523</text:p>
          </table:table-cell>
          <table:table-cell table:style-name="ce10" office:value-type="float" office:value="0.79527524373" calcext:value-type="float">
            <text:p>0.795275</text:p>
          </table:table-cell>
          <table:table-cell table:style-name="ce10" office:value-type="float" office:value="0.844778086" calcext:value-type="float">
            <text:p>0.844778</text:p>
          </table:table-cell>
          <table:table-cell table:style-name="ce10" office:value-type="float" office:value="0.803308327" calcext:value-type="float">
            <text:p>0.803308</text:p>
          </table:table-cell>
          <table:table-cell table:style-name="ce10" office:value-type="float" office:value="0.844778086" calcext:value-type="float">
            <text:p>0.844778</text:p>
          </table:table-cell>
          <table:table-cell table:style-name="ce10" office:value-type="float" office:value="0.838241984" calcext:value-type="float">
            <text:p>0.838242</text:p>
          </table:table-cell>
          <table:table-cell table:style-name="ce10" office:value-type="float" office:value="0.82985956416" calcext:value-type="float">
            <text:p>0.829860</text:p>
          </table:table-cell>
          <table:table-cell table:style-name="ce10" office:value-type="float" office:value="0.8247115008" calcext:value-type="float">
            <text:p>0.824712</text:p>
          </table:table-cell>
          <table:table-cell table:style-name="ce10" office:value-type="float" office:value="0.819857248" calcext:value-type="float">
            <text:p>0.819857</text:p>
          </table:table-cell>
          <table:table-cell table:style-name="ce10" office:value-type="float" office:value="0.83304192" calcext:value-type="float">
            <text:p>0.833042</text:p>
          </table:table-cell>
          <table:table-cell table:style-name="ce10" office:value-type="float" office:value="0.823163124" calcext:value-type="float">
            <text:p>0.823163</text:p>
          </table:table-cell>
          <table:table-cell table:style-name="ce10" office:value-type="float" office:value="0.808994028" calcext:value-type="float">
            <text:p>0.808994</text:p>
          </table:table-cell>
          <table:table-cell table:style-name="ce10" office:value-type="float" office:value="0.850757304" calcext:value-type="float">
            <text:p>0.850757</text:p>
          </table:table-cell>
          <table:table-cell table:style-name="ce10" office:value-type="float" office:value="0.83320577208" calcext:value-type="float">
            <text:p>0.833206</text:p>
          </table:table-cell>
          <table:table-cell table:style-name="ce10" office:value-type="float" office:value="0.8248737143592" calcext:value-type="float">
            <text:p>0.824874</text:p>
          </table:table-cell>
          <table:table-cell table:formula="of:=AVERAGE([.B14:.U14])" office:value-type="float" office:value="0.82915082710646" calcext:value-type="float">
            <text:p>0.82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21041" calcext:value-type="float">
            <text:p>0.821041</text:p>
          </table:table-cell>
          <table:table-cell office:value-type="float" office:value="0.842943" calcext:value-type="float">
            <text:p>0.842943</text:p>
          </table:table-cell>
          <table:table-cell office:value-type="float" office:value="0.838263" calcext:value-type="float">
            <text:p>0.838263</text:p>
          </table:table-cell>
          <table:table-cell office:value-type="float" office:value="0.847248" calcext:value-type="float">
            <text:p>0.847248</text:p>
          </table:table-cell>
          <table:table-cell office:value-type="float" office:value="0.83976" calcext:value-type="float">
            <text:p>0.839760</text:p>
          </table:table-cell>
          <table:table-cell table:style-name="ce10" office:value-type="float" office:value="0.837928272" calcext:value-type="float">
            <text:p>0.837928</text:p>
          </table:table-cell>
          <table:table-cell table:style-name="ce10" office:value-type="float" office:value="0.80388945351" calcext:value-type="float">
            <text:p>0.803889</text:p>
          </table:table-cell>
          <table:table-cell table:style-name="ce10" office:value-type="float" office:value="0.833670627" calcext:value-type="float">
            <text:p>0.833671</text:p>
          </table:table-cell>
          <table:table-cell table:style-name="ce10" office:value-type="float" office:value="0.812009549" calcext:value-type="float">
            <text:p>0.812010</text:p>
          </table:table-cell>
          <table:table-cell table:style-name="ce10" office:value-type="float" office:value="0.833670627" calcext:value-type="float">
            <text:p>0.833671</text:p>
          </table:table-cell>
          <table:table-cell table:style-name="ce10" office:value-type="float" office:value="0.831556896" calcext:value-type="float">
            <text:p>0.831557</text:p>
          </table:table-cell>
          <table:table-cell table:style-name="ce10" office:value-type="float" office:value="0.82324132704" calcext:value-type="float">
            <text:p>0.823241</text:p>
          </table:table-cell>
          <table:table-cell table:style-name="ce10" office:value-type="float" office:value="0.83206531584" calcext:value-type="float">
            <text:p>0.832065</text:p>
          </table:table-cell>
          <table:table-cell table:style-name="ce10" office:value-type="float" office:value="0.83304192" calcext:value-type="float">
            <text:p>0.833042</text:p>
          </table:table-cell>
          <table:table-cell table:style-name="ce10" office:value-type="float" office:value="0.840470016" calcext:value-type="float">
            <text:p>0.840470</text:p>
          </table:table-cell>
          <table:table-cell table:style-name="ce10" office:value-type="float" office:value="0.83640096" calcext:value-type="float">
            <text:p>0.836401</text:p>
          </table:table-cell>
          <table:table-cell table:style-name="ce10" office:value-type="float" office:value="0.817756836" calcext:value-type="float">
            <text:p>0.817757</text:p>
          </table:table-cell>
          <table:table-cell table:style-name="ce10" office:value-type="float" office:value="0.839571228" calcext:value-type="float">
            <text:p>0.839571</text:p>
          </table:table-cell>
          <table:table-cell table:style-name="ce10" office:value-type="float" office:value="0.82656084852" calcext:value-type="float">
            <text:p>0.826561</text:p>
          </table:table-cell>
          <table:table-cell table:style-name="ce10" office:value-type="float" office:value="0.8182952400348" calcext:value-type="float">
            <text:p>0.818295</text:p>
          </table:table-cell>
          <table:table-cell table:formula="of:=AVERAGE([.B15:.U15])" office:value-type="float" office:value="0.83046920579724" calcext:value-type="float">
            <text:p>0.8304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1126085" calcext:value-type="float">
            <text:p>0.811126</text:p>
          </table:table-cell>
          <table:table-cell office:value-type="float" office:value="0.856916795" calcext:value-type="float">
            <text:p>0.856917</text:p>
          </table:table-cell>
          <table:table-cell office:value-type="float" office:value="0.858246445" calcext:value-type="float">
            <text:p>0.858246</text:p>
          </table:table-cell>
          <table:table-cell office:value-type="float" office:value="0.83962627" calcext:value-type="float">
            <text:p>0.839626</text:p>
          </table:table-cell>
          <table:table-cell office:value-type="float" office:value="0.858246445" calcext:value-type="float">
            <text:p>0.858246</text:p>
          </table:table-cell>
          <table:table-cell table:style-name="ce10" office:value-type="float" office:value="0.83039038103" calcext:value-type="float">
            <text:p>0.830390</text:p>
          </table:table-cell>
          <table:table-cell table:style-name="ce10" office:value-type="float" office:value="0.79418166108435" calcext:value-type="float">
            <text:p>0.794182</text:p>
          </table:table-cell>
          <table:table-cell table:style-name="ce10" office:value-type="float" office:value="0.847490710255" calcext:value-type="float">
            <text:p>0.847491</text:p>
          </table:table-cell>
          <table:table-cell table:style-name="ce10" office:value-type="float" office:value="0.802203698065" calcext:value-type="float">
            <text:p>0.802204</text:p>
          </table:table-cell>
          <table:table-cell table:style-name="ce10" office:value-type="float" office:value="0.847490710255" calcext:value-type="float">
            <text:p>0.847491</text:p>
          </table:table-cell>
          <table:table-cell table:style-name="ce10" office:value-type="float" office:value="0.85138047344" calcext:value-type="float">
            <text:p>0.851380</text:p>
          </table:table-cell>
          <table:table-cell table:style-name="ce10" office:value-type="float" office:value="0.8428666687056" calcext:value-type="float">
            <text:p>0.842867</text:p>
          </table:table-cell>
          <table:table-cell table:style-name="ce10" office:value-type="float" office:value="0.8245801672416" calcext:value-type="float">
            <text:p>0.824580</text:p>
          </table:table-cell>
          <table:table-cell table:style-name="ce10" office:value-type="float" office:value="0.85138047344" calcext:value-type="float">
            <text:p>0.851380</text:p>
          </table:table-cell>
          <table:table-cell table:style-name="ce10" office:value-type="float" office:value="0.83290925984" calcext:value-type="float">
            <text:p>0.832909</text:p>
          </table:table-cell>
          <table:table-cell table:style-name="ce10" office:value-type="float" office:value="0.85481345922" calcext:value-type="float">
            <text:p>0.854813</text:p>
          </table:table-cell>
          <table:table-cell table:style-name="ce10" office:value-type="float" office:value="0.80788158066" calcext:value-type="float">
            <text:p>0.807882</text:p>
          </table:table-cell>
          <table:table-cell table:style-name="ce10" office:value-type="float" office:value="0.85348912782" calcext:value-type="float">
            <text:p>0.853489</text:p>
          </table:table-cell>
          <table:table-cell table:style-name="ce10" office:value-type="float" office:value="0.8462653246278" calcext:value-type="float">
            <text:p>0.846265</text:p>
          </table:table-cell>
          <table:table-cell table:style-name="ce10" office:value-type="float" office:value="0.837802671381522" calcext:value-type="float">
            <text:p>0.837803</text:p>
          </table:table-cell>
          <table:table-cell table:formula="of:=AVERAGE([.B16:.U16])" office:value-type="float" office:value="0.837464420353293" calcext:value-type="float">
            <text:p>0.837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6586345" calcext:value-type="float">
            <text:p>0.836586</text:p>
          </table:table-cell>
          <table:table-cell office:value-type="float" office:value="0.86508653" calcext:value-type="float">
            <text:p>0.865087</text:p>
          </table:table-cell>
          <table:table-cell office:value-type="float" office:value="0.8571066" calcext:value-type="float">
            <text:p>0.857107</text:p>
          </table:table-cell>
          <table:table-cell office:value-type="float" office:value="0.86432731" calcext:value-type="float">
            <text:p>0.864327</text:p>
          </table:table-cell>
          <table:table-cell office:value-type="float" office:value="0.85349726" calcext:value-type="float">
            <text:p>0.853497</text:p>
          </table:table-cell>
          <table:table-cell table:style-name="ce10" office:value-type="float" office:value="0.85481970959" calcext:value-type="float">
            <text:p>0.854820</text:p>
          </table:table-cell>
          <table:table-cell table:style-name="ce10" office:value-type="float" office:value="0.81911005625295" calcext:value-type="float">
            <text:p>0.819110</text:p>
          </table:table-cell>
          <table:table-cell table:style-name="ce10" office:value-type="float" office:value="0.85557057817" calcext:value-type="float">
            <text:p>0.855571</text:p>
          </table:table-cell>
          <table:table-cell table:style-name="ce10" office:value-type="float" office:value="0.827383895205" calcext:value-type="float">
            <text:p>0.827384</text:p>
          </table:table-cell>
          <table:table-cell table:style-name="ce10" office:value-type="float" office:value="0.85557057817" calcext:value-type="float">
            <text:p>0.855571</text:p>
          </table:table-cell>
          <table:table-cell table:style-name="ce10" office:value-type="float" office:value="0.8502497472" calcext:value-type="float">
            <text:p>0.850250</text:p>
          </table:table-cell>
          <table:table-cell table:style-name="ce10" office:value-type="float" office:value="0.841747249728" calcext:value-type="float">
            <text:p>0.841747</text:p>
          </table:table-cell>
          <table:table-cell table:style-name="ce10" office:value-type="float" office:value="0.8488385646048" calcext:value-type="float">
            <text:p>0.848839</text:p>
          </table:table-cell>
          <table:table-cell table:style-name="ce10" office:value-type="float" office:value="0.84666928192" calcext:value-type="float">
            <text:p>0.846669</text:p>
          </table:table-cell>
          <table:table-cell table:style-name="ce10" office:value-type="float" office:value="0.85741269152" calcext:value-type="float">
            <text:p>0.857413</text:p>
          </table:table-cell>
          <table:table-cell table:style-name="ce10" office:value-type="float" office:value="0.85008327096" calcext:value-type="float">
            <text:p>0.850083</text:p>
          </table:table-cell>
          <table:table-cell table:style-name="ce10" office:value-type="float" office:value="0.83323999962" calcext:value-type="float">
            <text:p>0.833240</text:p>
          </table:table-cell>
          <table:table-cell table:style-name="ce10" office:value-type="float" office:value="0.86162618388" calcext:value-type="float">
            <text:p>0.861626</text:p>
          </table:table-cell>
          <table:table-cell table:style-name="ce10" office:value-type="float" office:value="0.845141391864" calcext:value-type="float">
            <text:p>0.845141</text:p>
          </table:table-cell>
          <table:table-cell table:style-name="ce10" office:value-type="float" office:value="0.83668997794536" calcext:value-type="float">
            <text:p>0.836690</text:p>
          </table:table-cell>
          <table:table-cell table:formula="of:=AVERAGE([.B17:.U17])" office:value-type="float" office:value="0.848037861081506" calcext:value-type="float">
            <text:p>0.848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3449646" calcext:value-type="float">
            <text:p>0.834496</text:p>
          </table:table-cell>
          <table:table-cell office:value-type="float" office:value="0.85064714" calcext:value-type="float">
            <text:p>0.850647</text:p>
          </table:table-cell>
          <table:table-cell office:value-type="float" office:value="0.86090676" calcext:value-type="float">
            <text:p>0.860907</text:p>
          </table:table-cell>
          <table:table-cell office:value-type="float" office:value="0.863567075" calcext:value-type="float">
            <text:p>0.863567</text:p>
          </table:table-cell>
          <table:table-cell office:value-type="float" office:value="0.85045632" calcext:value-type="float">
            <text:p>0.850456</text:p>
          </table:table-cell>
          <table:table-cell table:style-name="ce10" office:value-type="float" office:value="0.854067837175" calcext:value-type="float">
            <text:p>0.854068</text:p>
          </table:table-cell>
          <table:table-cell table:style-name="ce10" office:value-type="float" office:value="0.8170638289506" calcext:value-type="float">
            <text:p>0.817064</text:p>
          </table:table-cell>
          <table:table-cell table:style-name="ce10" office:value-type="float" office:value="0.84129002146" calcext:value-type="float">
            <text:p>0.841290</text:p>
          </table:table-cell>
          <table:table-cell table:style-name="ce10" office:value-type="float" office:value="0.82531699894" calcext:value-type="float">
            <text:p>0.825317</text:p>
          </table:table-cell>
          <table:table-cell table:style-name="ce10" office:value-type="float" office:value="0.84129002146" calcext:value-type="float">
            <text:p>0.841290</text:p>
          </table:table-cell>
          <table:table-cell table:style-name="ce10" office:value-type="float" office:value="0.85401950592" calcext:value-type="float">
            <text:p>0.854020</text:p>
          </table:table-cell>
          <table:table-cell table:style-name="ce10" office:value-type="float" office:value="0.8454793108608" calcext:value-type="float">
            <text:p>0.845479</text:p>
          </table:table-cell>
          <table:table-cell table:style-name="ce10" office:value-type="float" office:value="0.848091953016" calcext:value-type="float">
            <text:p>0.848092</text:p>
          </table:table-cell>
          <table:table-cell table:style-name="ce10" office:value-type="float" office:value="0.84365266944" calcext:value-type="float">
            <text:p>0.843653</text:p>
          </table:table-cell>
          <table:table-cell table:style-name="ce10" office:value-type="float" office:value="0.8566585384" calcext:value-type="float">
            <text:p>0.856659</text:p>
          </table:table-cell>
          <table:table-cell table:style-name="ce10" office:value-type="float" office:value="0.84705449472" calcext:value-type="float">
            <text:p>0.847054</text:p>
          </table:table-cell>
          <table:table-cell table:style-name="ce10" office:value-type="float" office:value="0.83115847416" calcext:value-type="float">
            <text:p>0.831158</text:p>
          </table:table-cell>
          <table:table-cell table:style-name="ce10" office:value-type="float" office:value="0.84724455144" calcext:value-type="float">
            <text:p>0.847245</text:p>
          </table:table-cell>
          <table:table-cell table:style-name="ce10" office:value-type="float" office:value="0.8488885016304" calcext:value-type="float">
            <text:p>0.848889</text:p>
          </table:table-cell>
          <table:table-cell table:style-name="ce10" office:value-type="float" office:value="0.840399616614096" calcext:value-type="float">
            <text:p>0.840400</text:p>
          </table:table-cell>
          <table:table-cell table:formula="of:=AVERAGE([.B18:.U18])" office:value-type="float" office:value="0.845087503959345" calcext:value-type="float">
            <text:p>0.8450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3179" calcext:value-type="float">
            <text:p>0.813179</text:p>
          </table:table-cell>
          <table:table-cell office:value-type="float" office:value="0.845751" calcext:value-type="float">
            <text:p>0.845751</text:p>
          </table:table-cell>
          <table:table-cell office:value-type="float" office:value="0.842194" calcext:value-type="float">
            <text:p>0.842194</text:p>
          </table:table-cell>
          <table:table-cell office:value-type="float" office:value="0.844066" calcext:value-type="float">
            <text:p>0.844066</text:p>
          </table:table-cell>
          <table:table-cell office:value-type="float" office:value="0.840135" calcext:value-type="float">
            <text:p>0.840135</text:p>
          </table:table-cell>
          <table:table-cell table:style-name="ce10" office:value-type="float" office:value="0.834781274" calcext:value-type="float">
            <text:p>0.834781</text:p>
          </table:table-cell>
          <table:table-cell table:style-name="ce10" office:value-type="float" office:value="0.79619169069" calcext:value-type="float">
            <text:p>0.796192</text:p>
          </table:table-cell>
          <table:table-cell table:style-name="ce10" office:value-type="float" office:value="0.836447739" calcext:value-type="float">
            <text:p>0.836448</text:p>
          </table:table-cell>
          <table:table-cell table:style-name="ce10" office:value-type="float" office:value="0.804234031" calcext:value-type="float">
            <text:p>0.804234</text:p>
          </table:table-cell>
          <table:table-cell table:style-name="ce10" office:value-type="float" office:value="0.836447739" calcext:value-type="float">
            <text:p>0.836448</text:p>
          </table:table-cell>
          <table:table-cell table:style-name="ce10" office:value-type="float" office:value="0.835456448" calcext:value-type="float">
            <text:p>0.835456</text:p>
          </table:table-cell>
          <table:table-cell table:style-name="ce10" office:value-type="float" office:value="0.82710188352" calcext:value-type="float">
            <text:p>0.827102</text:p>
          </table:table-cell>
          <table:table-cell table:style-name="ce10" office:value-type="float" office:value="0.82894033728" calcext:value-type="float">
            <text:p>0.828940</text:p>
          </table:table-cell>
          <table:table-cell table:style-name="ce10" office:value-type="float" office:value="0.83341392" calcext:value-type="float">
            <text:p>0.833414</text:p>
          </table:table-cell>
          <table:table-cell table:style-name="ce10" office:value-type="float" office:value="0.837313472" calcext:value-type="float">
            <text:p>0.837313</text:p>
          </table:table-cell>
          <table:table-cell table:style-name="ce10" office:value-type="float" office:value="0.83677446" calcext:value-type="float">
            <text:p>0.836774</text:p>
          </table:table-cell>
          <table:table-cell table:style-name="ce10" office:value-type="float" office:value="0.809926284" calcext:value-type="float">
            <text:p>0.809926</text:p>
          </table:table-cell>
          <table:table-cell table:style-name="ce10" office:value-type="float" office:value="0.842367996" calcext:value-type="float">
            <text:p>0.842368</text:p>
          </table:table-cell>
          <table:table-cell table:style-name="ce10" office:value-type="float" office:value="0.83043697176" calcext:value-type="float">
            <text:p>0.830437</text:p>
          </table:table-cell>
          <table:table-cell table:style-name="ce10" office:value-type="float" office:value="0.8221326020424" calcext:value-type="float">
            <text:p>0.822133</text:p>
          </table:table-cell>
          <table:table-cell table:formula="of:=AVERAGE([.B19:.U19])" office:value-type="float" office:value="0.82986459241462" calcext:value-type="float">
            <text:p>0.8298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4785" calcext:value-type="float">
            <text:p>0.824785</text:p>
          </table:table-cell>
          <table:table-cell office:value-type="float" office:value="0.831337" calcext:value-type="float">
            <text:p>0.831337</text:p>
          </table:table-cell>
          <table:table-cell office:value-type="float" office:value="0.845563" calcext:value-type="float">
            <text:p>0.845563</text:p>
          </table:table-cell>
          <table:table-cell office:value-type="float" office:value="0.842194" calcext:value-type="float">
            <text:p>0.842194</text:p>
          </table:table-cell>
          <table:table-cell office:value-type="float" office:value="0.835455" calcext:value-type="float">
            <text:p>0.835455</text:p>
          </table:table-cell>
          <table:table-cell table:style-name="ce10" office:value-type="float" office:value="0.832929866" calcext:value-type="float">
            <text:p>0.832930</text:p>
          </table:table-cell>
          <table:table-cell table:style-name="ce10" office:value-type="float" office:value="0.80755524135" calcext:value-type="float">
            <text:p>0.807555</text:p>
          </table:table-cell>
          <table:table-cell table:style-name="ce10" office:value-type="float" office:value="0.822192293" calcext:value-type="float">
            <text:p>0.822192</text:p>
          </table:table-cell>
          <table:table-cell table:style-name="ce10" office:value-type="float" office:value="0.815712365" calcext:value-type="float">
            <text:p>0.815712</text:p>
          </table:table-cell>
          <table:table-cell table:style-name="ce10" office:value-type="float" office:value="0.822192293" calcext:value-type="float">
            <text:p>0.822192</text:p>
          </table:table-cell>
          <table:table-cell table:style-name="ce10" office:value-type="float" office:value="0.838798496" calcext:value-type="float">
            <text:p>0.838798</text:p>
          </table:table-cell>
          <table:table-cell table:style-name="ce10" office:value-type="float" office:value="0.83041051104" calcext:value-type="float">
            <text:p>0.830411</text:p>
          </table:table-cell>
          <table:table-cell table:style-name="ce10" office:value-type="float" office:value="0.82710188352" calcext:value-type="float">
            <text:p>0.827102</text:p>
          </table:table-cell>
          <table:table-cell table:style-name="ce10" office:value-type="float" office:value="0.82877136" calcext:value-type="float">
            <text:p>0.828771</text:p>
          </table:table-cell>
          <table:table-cell table:style-name="ce10" office:value-type="float" office:value="0.835456448" calcext:value-type="float">
            <text:p>0.835456</text:p>
          </table:table-cell>
          <table:table-cell table:style-name="ce10" office:value-type="float" office:value="0.83211318" calcext:value-type="float">
            <text:p>0.832113</text:p>
          </table:table-cell>
          <table:table-cell table:style-name="ce10" office:value-type="float" office:value="0.82148586" calcext:value-type="float">
            <text:p>0.821486</text:p>
          </table:table-cell>
          <table:table-cell table:style-name="ce10" office:value-type="float" office:value="0.828011652" calcext:value-type="float">
            <text:p>0.828012</text:p>
          </table:table-cell>
          <table:table-cell table:style-name="ce10" office:value-type="float" office:value="0.83375894052" calcext:value-type="float">
            <text:p>0.833759</text:p>
          </table:table-cell>
          <table:table-cell table:style-name="ce10" office:value-type="float" office:value="0.8254213511148" calcext:value-type="float">
            <text:p>0.825421</text:p>
          </table:table-cell>
          <table:table-cell table:formula="of:=AVERAGE([.B20:.U20])" office:value-type="float" office:value="0.82906228702724" calcext:value-type="float">
            <text:p>0.8290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21977" calcext:value-type="float">
            <text:p>0.821977</text:p>
          </table:table-cell>
          <table:table-cell office:value-type="float" office:value="0.850431" calcext:value-type="float">
            <text:p>0.850431</text:p>
          </table:table-cell>
          <table:table-cell office:value-type="float" office:value="0.844627" calcext:value-type="float">
            <text:p>0.844627</text:p>
          </table:table-cell>
          <table:table-cell office:value-type="float" office:value="0.847061" calcext:value-type="float">
            <text:p>0.847061</text:p>
          </table:table-cell>
          <table:table-cell office:value-type="float" office:value="0.836578" calcext:value-type="float">
            <text:p>0.836578</text:p>
          </table:table-cell>
          <table:table-cell table:style-name="ce10" office:value-type="float" office:value="0.837743329" calcext:value-type="float">
            <text:p>0.837743</text:p>
          </table:table-cell>
          <table:table-cell table:style-name="ce10" office:value-type="float" office:value="0.80480590047" calcext:value-type="float">
            <text:p>0.804806</text:p>
          </table:table-cell>
          <table:table-cell table:style-name="ce10" office:value-type="float" office:value="0.841076259" calcext:value-type="float">
            <text:p>0.841076</text:p>
          </table:table-cell>
          <table:table-cell table:style-name="ce10" office:value-type="float" office:value="0.812935253" calcext:value-type="float">
            <text:p>0.812935</text:p>
          </table:table-cell>
          <table:table-cell table:style-name="ce10" office:value-type="float" office:value="0.841076259" calcext:value-type="float">
            <text:p>0.841076</text:p>
          </table:table-cell>
          <table:table-cell table:style-name="ce10" office:value-type="float" office:value="0.837869984" calcext:value-type="float">
            <text:p>0.837870</text:p>
          </table:table-cell>
          <table:table-cell table:style-name="ce10" office:value-type="float" office:value="0.82949128416" calcext:value-type="float">
            <text:p>0.829491</text:p>
          </table:table-cell>
          <table:table-cell table:style-name="ce10" office:value-type="float" office:value="0.83188166688" calcext:value-type="float">
            <text:p>0.831882</text:p>
          </table:table-cell>
          <table:table-cell table:style-name="ce10" office:value-type="float" office:value="0.829885376" calcext:value-type="float">
            <text:p>0.829885</text:p>
          </table:table-cell>
          <table:table-cell table:style-name="ce10" office:value-type="float" office:value="0.840284512" calcext:value-type="float">
            <text:p>0.840285</text:p>
          </table:table-cell>
          <table:table-cell table:style-name="ce10" office:value-type="float" office:value="0.833231688" calcext:value-type="float">
            <text:p>0.833232</text:p>
          </table:table-cell>
          <table:table-cell table:style-name="ce10" office:value-type="float" office:value="0.818689092" calcext:value-type="float">
            <text:p>0.818689</text:p>
          </table:table-cell>
          <table:table-cell table:style-name="ce10" office:value-type="float" office:value="0.847029276" calcext:value-type="float">
            <text:p>0.847029</text:p>
          </table:table-cell>
          <table:table-cell table:style-name="ce10" office:value-type="float" office:value="0.83283600708" calcext:value-type="float">
            <text:p>0.832836</text:p>
          </table:table-cell>
          <table:table-cell table:style-name="ce10" office:value-type="float" office:value="0.8245076470092" calcext:value-type="float">
            <text:p>0.824508</text:p>
          </table:table-cell>
          <table:table-cell table:formula="of:=AVERAGE([.B21:.U21])" office:value-type="float" office:value="0.83320087667996" calcext:value-type="float">
            <text:p>0.833201</text:p>
          </table:table-cell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3064" calcext:value-type="float">
            <text:p>0.833064</text:p>
          </table:table-cell>
          <table:table-cell office:value-type="float" office:value="0.87132" calcext:value-type="float">
            <text:p>0.871320</text:p>
          </table:table-cell>
          <table:table-cell office:value-type="float" office:value="0.826018" calcext:value-type="float">
            <text:p>0.826018</text:p>
          </table:table-cell>
          <table:table-cell office:value-type="float" office:value="0.84899" calcext:value-type="float">
            <text:p>0.848990</text:p>
          </table:table-cell>
          <table:table-cell office:value-type="float" office:value="0.82757" calcext:value-type="float">
            <text:p>0.827570</text:p>
          </table:table-cell>
          <table:table-cell office:value-type="float" office:value="0.85832889" calcext:value-type="float">
            <text:p>0.858329</text:p>
          </table:table-cell>
          <table:table-cell office:value-type="float" office:value="0.85064998104" calcext:value-type="float">
            <text:p>0.850650</text:p>
          </table:table-cell>
          <table:table-cell office:value-type="float" office:value="0.88090452" calcext:value-type="float">
            <text:p>0.880905</text:p>
          </table:table-cell>
          <table:table-cell office:value-type="float" office:value="0.842227704" calcext:value-type="float">
            <text:p>0.842228</text:p>
          </table:table-cell>
          <table:table-cell office:value-type="float" office:value="0.88090452" calcext:value-type="float">
            <text:p>0.880905</text:p>
          </table:table-cell>
          <table:table-cell office:value-type="float" office:value="0.832626144" calcext:value-type="float">
            <text:p>0.832626</text:p>
          </table:table-cell>
          <table:table-cell office:value-type="float" office:value="0.84095240544" calcext:value-type="float">
            <text:p>0.840952</text:p>
          </table:table-cell>
          <table:table-cell office:value-type="float" office:value="0.8643397392" calcext:value-type="float">
            <text:p>0.864340</text:p>
          </table:table-cell>
          <table:table-cell office:value-type="float" office:value="0.83419056" calcext:value-type="float">
            <text:p>0.834191</text:p>
          </table:table-cell>
          <table:table-cell office:value-type="float" office:value="0.85578192" calcext:value-type="float">
            <text:p>0.855782</text:p>
          </table:table-cell>
          <table:table-cell office:value-type="float" office:value="0.83088028" calcext:value-type="float">
            <text:p>0.830880</text:p>
          </table:table-cell>
          <table:table-cell office:value-type="float" office:value="0.836396256" calcext:value-type="float">
            <text:p>0.836396</text:p>
          </table:table-cell>
          <table:table-cell office:value-type="float" office:value="0.87480528" calcext:value-type="float">
            <text:p>0.874805</text:p>
          </table:table-cell>
          <table:table-cell office:value-type="float" office:value="0.83761529272" calcext:value-type="float">
            <text:p>0.837615</text:p>
          </table:table-cell>
          <table:table-cell office:value-type="float" office:value="0.8459914456472" calcext:value-type="float">
            <text:p>0.845991</text:p>
          </table:table-cell>
          <table:table-cell table:formula="of:=AVERAGE([.B24:.U24])" office:value-type="float" office:value="0.84867784690236" calcext:value-type="float">
            <text:p>0.848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2118" calcext:value-type="float">
            <text:p>0.752118</text:p>
          </table:table-cell>
          <table:table-cell office:value-type="float" office:value="0.761966" calcext:value-type="float">
            <text:p>0.761966</text:p>
          </table:table-cell>
          <table:table-cell office:value-type="float" office:value="0.744985" calcext:value-type="float">
            <text:p>0.744985</text:p>
          </table:table-cell>
          <table:table-cell office:value-type="float" office:value="0.751488" calcext:value-type="float">
            <text:p>0.751488</text:p>
          </table:table-cell>
          <table:table-cell office:value-type="float" office:value="0.746458" calcext:value-type="float">
            <text:p>0.746458</text:p>
          </table:table-cell>
          <table:table-cell office:value-type="float" office:value="0.759754368" calcext:value-type="float">
            <text:p>0.759754</text:p>
          </table:table-cell>
          <table:table-cell office:value-type="float" office:value="0.76799521098" calcext:value-type="float">
            <text:p>0.767995</text:p>
          </table:table-cell>
          <table:table-cell office:value-type="float" office:value="0.770347626" calcext:value-type="float">
            <text:p>0.770348</text:p>
          </table:table-cell>
          <table:table-cell office:value-type="float" office:value="0.760391298" calcext:value-type="float">
            <text:p>0.760391</text:p>
          </table:table-cell>
          <table:table-cell office:value-type="float" office:value="0.770347626" calcext:value-type="float">
            <text:p>0.770348</text:p>
          </table:table-cell>
          <table:table-cell office:value-type="float" office:value="0.75094488" calcext:value-type="float">
            <text:p>0.750945</text:p>
          </table:table-cell>
          <table:table-cell office:value-type="float" office:value="0.7584543288" calcext:value-type="float">
            <text:p>0.758454</text:p>
          </table:table-cell>
          <table:table-cell office:value-type="float" office:value="0.76507490304" calcext:value-type="float">
            <text:p>0.765075</text:p>
          </table:table-cell>
          <table:table-cell office:value-type="float" office:value="0.752429664" calcext:value-type="float">
            <text:p>0.752430</text:p>
          </table:table-cell>
          <table:table-cell office:value-type="float" office:value="0.757499904" calcext:value-type="float">
            <text:p>0.757500</text:p>
          </table:table-cell>
          <table:table-cell office:value-type="float" office:value="0.749443832" calcext:value-type="float">
            <text:p>0.749444</text:p>
          </table:table-cell>
          <table:table-cell office:value-type="float" office:value="0.755126472" calcext:value-type="float">
            <text:p>0.755126</text:p>
          </table:table-cell>
          <table:table-cell office:value-type="float" office:value="0.765013864" calcext:value-type="float">
            <text:p>0.765014</text:p>
          </table:table-cell>
          <table:table-cell office:value-type="float" office:value="0.7554445894" calcext:value-type="float">
            <text:p>0.755445</text:p>
          </table:table-cell>
          <table:table-cell office:value-type="float" office:value="0.762999035294" calcext:value-type="float">
            <text:p>0.762999</text:p>
          </table:table-cell>
          <table:table-cell table:formula="of:=AVERAGE([.B25:.U25])" office:value-type="float" office:value="0.7579141300757" calcext:value-type="float">
            <text:p>0.757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1589" calcext:value-type="float">
            <text:p>0.711589</text:p>
          </table:table-cell>
          <table:table-cell office:value-type="float" office:value="0.723091" calcext:value-type="float">
            <text:p>0.723091</text:p>
          </table:table-cell>
          <table:table-cell office:value-type="float" office:value="0.719286" calcext:value-type="float">
            <text:p>0.719286</text:p>
          </table:table-cell>
          <table:table-cell office:value-type="float" office:value="0.712919" calcext:value-type="float">
            <text:p>0.712919</text:p>
          </table:table-cell>
          <table:table-cell office:value-type="float" office:value="0.712204" calcext:value-type="float">
            <text:p>0.712204</text:p>
          </table:table-cell>
          <table:table-cell office:value-type="float" office:value="0.720761109" calcext:value-type="float">
            <text:p>0.720761</text:p>
          </table:table-cell>
          <table:table-cell office:value-type="float" office:value="0.72661064379" calcext:value-type="float">
            <text:p>0.726611</text:p>
          </table:table-cell>
          <table:table-cell office:value-type="float" office:value="0.731045001" calcext:value-type="float">
            <text:p>0.731045</text:p>
          </table:table-cell>
          <table:table-cell office:value-type="float" office:value="0.719416479" calcext:value-type="float">
            <text:p>0.719416</text:p>
          </table:table-cell>
          <table:table-cell office:value-type="float" office:value="0.731045001" calcext:value-type="float">
            <text:p>0.731045</text:p>
          </table:table-cell>
          <table:table-cell office:value-type="float" office:value="0.725040288" calcext:value-type="float">
            <text:p>0.725040</text:p>
          </table:table-cell>
          <table:table-cell office:value-type="float" office:value="0.73229069088" calcext:value-type="float">
            <text:p>0.732291</text:p>
          </table:table-cell>
          <table:table-cell office:value-type="float" office:value="0.72580857552" calcext:value-type="float">
            <text:p>0.725809</text:p>
          </table:table-cell>
          <table:table-cell office:value-type="float" office:value="0.717901632" calcext:value-type="float">
            <text:p>0.717902</text:p>
          </table:table-cell>
          <table:table-cell office:value-type="float" office:value="0.718622352" calcext:value-type="float">
            <text:p>0.718622</text:p>
          </table:table-cell>
          <table:table-cell office:value-type="float" office:value="0.715052816" calcext:value-type="float">
            <text:p>0.715053</text:p>
          </table:table-cell>
          <table:table-cell office:value-type="float" office:value="0.714435356" calcext:value-type="float">
            <text:p>0.714435</text:p>
          </table:table-cell>
          <table:table-cell office:value-type="float" office:value="0.725983364" calcext:value-type="float">
            <text:p>0.725983</text:p>
          </table:table-cell>
          <table:table-cell office:value-type="float" office:value="0.72938477544" calcext:value-type="float">
            <text:p>0.729385</text:p>
          </table:table-cell>
          <table:table-cell office:value-type="float" office:value="0.7366786231944" calcext:value-type="float">
            <text:p>0.736679</text:p>
          </table:table-cell>
          <table:table-cell table:formula="of:=AVERAGE([.B26:.U26])" office:value-type="float" office:value="0.72245828534122" calcext:value-type="float">
            <text:p>0.722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2735" calcext:value-type="float">
            <text:p>0.672735</text:p>
          </table:table-cell>
          <table:table-cell office:value-type="float" office:value="0.706099" calcext:value-type="float">
            <text:p>0.706099</text:p>
          </table:table-cell>
          <table:table-cell office:value-type="float" office:value="0.698363" calcext:value-type="float">
            <text:p>0.698363</text:p>
          </table:table-cell>
          <table:table-cell office:value-type="float" office:value="0.654216" calcext:value-type="float">
            <text:p>0.654216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661412376" calcext:value-type="float">
            <text:p>0.661412</text:p>
          </table:table-cell>
          <table:table-cell office:value-type="float" office:value="0.68693643585" calcext:value-type="float">
            <text:p>0.686936</text:p>
          </table:table-cell>
          <table:table-cell office:value-type="float" office:value="0.713866089" calcext:value-type="float">
            <text:p>0.713866</text:p>
          </table:table-cell>
          <table:table-cell office:value-type="float" office:value="0.680135085" calcext:value-type="float">
            <text:p>0.680135</text:p>
          </table:table-cell>
          <table:table-cell office:value-type="float" office:value="0.713866089" calcext:value-type="float">
            <text:p>0.713866</text:p>
          </table:table-cell>
          <table:table-cell office:value-type="float" office:value="0.703949904" calcext:value-type="float">
            <text:p>0.703950</text:p>
          </table:table-cell>
          <table:table-cell office:value-type="float" office:value="0.71098940304" calcext:value-type="float">
            <text:p>0.710989</text:p>
          </table:table-cell>
          <table:table-cell office:value-type="float" office:value="0.66604422528" calcext:value-type="float">
            <text:p>0.666044</text:p>
          </table:table-cell>
          <table:table-cell office:value-type="float" office:value="0.668222352" calcext:value-type="float">
            <text:p>0.668222</text:p>
          </table:table-cell>
          <table:table-cell office:value-type="float" office:value="0.659449728" calcext:value-type="float">
            <text:p>0.659450</text:p>
          </table:table-cell>
          <table:table-cell office:value-type="float" office:value="0.665570676" calcext:value-type="float">
            <text:p>0.665571</text:p>
          </table:table-cell>
          <table:table-cell office:value-type="float" office:value="0.67542594" calcext:value-type="float">
            <text:p>0.675426</text:p>
          </table:table-cell>
          <table:table-cell office:value-type="float" office:value="0.708923396" calcext:value-type="float">
            <text:p>0.708923</text:p>
          </table:table-cell>
          <table:table-cell office:value-type="float" office:value="0.70816801652" calcext:value-type="float">
            <text:p>0.708168</text:p>
          </table:table-cell>
          <table:table-cell office:value-type="float" office:value="0.7152496966852" calcext:value-type="float">
            <text:p>0.715250</text:p>
          </table:table-cell>
          <table:table-cell table:formula="of:=AVERAGE([.B27:.U27])" office:value-type="float" office:value="0.68662707061876" calcext:value-type="float">
            <text:p>0.686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4942" calcext:value-type="float">
            <text:p>0.594942</text:p>
          </table:table-cell>
          <table:table-cell office:value-type="float" office:value="0.679649" calcext:value-type="float">
            <text:p>0.679649</text:p>
          </table:table-cell>
          <table:table-cell office:value-type="float" office:value="0.659914" calcext:value-type="float">
            <text:p>0.659914</text:p>
          </table:table-cell>
          <table:table-cell office:value-type="float" office:value="0.53701" calcext:value-type="float">
            <text:p>0.537010</text:p>
          </table:table-cell>
          <table:table-cell office:value-type="float" office:value="0.558563" calcext:value-type="float">
            <text:p>0.558563</text:p>
          </table:table-cell>
          <table:table-cell office:value-type="float" office:value="0.54291711" calcext:value-type="float">
            <text:p>0.542917</text:p>
          </table:table-cell>
          <table:table-cell office:value-type="float" office:value="0.60750122562" calcext:value-type="float">
            <text:p>0.607501</text:p>
          </table:table-cell>
          <table:table-cell office:value-type="float" office:value="0.687125139" calcext:value-type="float">
            <text:p>0.687125</text:p>
          </table:table-cell>
          <table:table-cell office:value-type="float" office:value="0.601486362" calcext:value-type="float">
            <text:p>0.601486</text:p>
          </table:table-cell>
          <table:table-cell office:value-type="float" office:value="0.687125139" calcext:value-type="float">
            <text:p>0.687125</text:p>
          </table:table-cell>
          <table:table-cell office:value-type="float" office:value="0.665193312" calcext:value-type="float">
            <text:p>0.665193</text:p>
          </table:table-cell>
          <table:table-cell office:value-type="float" office:value="0.67184524512" calcext:value-type="float">
            <text:p>0.671845</text:p>
          </table:table-cell>
          <table:table-cell office:value-type="float" office:value="0.5467191408" calcext:value-type="float">
            <text:p>0.546719</text:p>
          </table:table-cell>
          <table:table-cell office:value-type="float" office:value="0.563031504" calcext:value-type="float">
            <text:p>0.563032</text:p>
          </table:table-cell>
          <table:table-cell office:value-type="float" office:value="0.54130608" calcext:value-type="float">
            <text:p>0.541306</text:p>
          </table:table-cell>
          <table:table-cell office:value-type="float" office:value="0.560797252" calcext:value-type="float">
            <text:p>0.560797</text:p>
          </table:table-cell>
          <table:table-cell office:value-type="float" office:value="0.597321768" calcext:value-type="float">
            <text:p>0.597322</text:p>
          </table:table-cell>
          <table:table-cell office:value-type="float" office:value="0.682367596" calcext:value-type="float">
            <text:p>0.682368</text:p>
          </table:table-cell>
          <table:table-cell office:value-type="float" office:value="0.66917919256" calcext:value-type="float">
            <text:p>0.669179</text:p>
          </table:table-cell>
          <table:table-cell office:value-type="float" office:value="0.6758709844856" calcext:value-type="float">
            <text:p>0.675871</text:p>
          </table:table-cell>
          <table:table-cell table:formula="of:=AVERAGE([.B28:.U28])" office:value-type="float" office:value="0.61649325252928" calcext:value-type="float">
            <text:p>0.6164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5744" calcext:value-type="float">
            <text:p>0.465744</text:p>
          </table:table-cell>
          <table:table-cell office:value-type="float" office:value="0.574281" calcext:value-type="float">
            <text:p>0.574281</text:p>
          </table:table-cell>
          <table:table-cell office:value-type="float" office:value="0.527663" calcext:value-type="float">
            <text:p>0.527663</text:p>
          </table:table-cell>
          <table:table-cell office:value-type="float" office:value="0.449693" calcext:value-type="float">
            <text:p>0.449693</text:p>
          </table:table-cell>
          <table:table-cell office:value-type="float" office:value="0.453798" calcext:value-type="float">
            <text:p>0.453798</text:p>
          </table:table-cell>
          <table:table-cell office:value-type="float" office:value="0.454639623" calcext:value-type="float">
            <text:p>0.454640</text:p>
          </table:table-cell>
          <table:table-cell office:value-type="float" office:value="0.47557585584" calcext:value-type="float">
            <text:p>0.475576</text:p>
          </table:table-cell>
          <table:table-cell office:value-type="float" office:value="0.580598091" calcext:value-type="float">
            <text:p>0.580598</text:p>
          </table:table-cell>
          <table:table-cell office:value-type="float" office:value="0.470867184" calcext:value-type="float">
            <text:p>0.470867</text:p>
          </table:table-cell>
          <table:table-cell office:value-type="float" office:value="0.580598091" calcext:value-type="float">
            <text:p>0.580598</text:p>
          </table:table-cell>
          <table:table-cell office:value-type="float" office:value="0.531884304" calcext:value-type="float">
            <text:p>0.531884</text:p>
          </table:table-cell>
          <table:table-cell office:value-type="float" office:value="0.53720314704" calcext:value-type="float">
            <text:p>0.537203</text:p>
          </table:table-cell>
          <table:table-cell office:value-type="float" office:value="0.45782344944" calcext:value-type="float">
            <text:p>0.457823</text:p>
          </table:table-cell>
          <table:table-cell office:value-type="float" office:value="0.457428384" calcext:value-type="float">
            <text:p>0.457428</text:p>
          </table:table-cell>
          <table:table-cell office:value-type="float" office:value="0.453290544" calcext:value-type="float">
            <text:p>0.453291</text:p>
          </table:table-cell>
          <table:table-cell office:value-type="float" office:value="0.455613192" calcext:value-type="float">
            <text:p>0.455613</text:p>
          </table:table-cell>
          <table:table-cell office:value-type="float" office:value="0.467606976" calcext:value-type="float">
            <text:p>0.467607</text:p>
          </table:table-cell>
          <table:table-cell office:value-type="float" office:value="0.576578124" calcext:value-type="float">
            <text:p>0.576578</text:p>
          </table:table-cell>
          <table:table-cell office:value-type="float" office:value="0.53507138852" calcext:value-type="float">
            <text:p>0.535071</text:p>
          </table:table-cell>
          <table:table-cell office:value-type="float" office:value="0.5404221024052" calcext:value-type="float">
            <text:p>0.540422</text:p>
          </table:table-cell>
          <table:table-cell table:formula="of:=AVERAGE([.B29:.U29])" office:value-type="float" office:value="0.50231897281226" calcext:value-type="float">
            <text:p>0.5023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6597" calcext:value-type="float">
            <text:p>0.396597</text:p>
          </table:table-cell>
          <table:table-cell office:value-type="float" office:value="0.430103" calcext:value-type="float">
            <text:p>0.430103</text:p>
          </table:table-cell>
          <table:table-cell office:value-type="float" office:value="0.425363" calcext:value-type="float">
            <text:p>0.425363</text:p>
          </table:table-cell>
          <table:table-cell office:value-type="float" office:value="0.386261" calcext:value-type="float">
            <text:p>0.386261</text:p>
          </table:table-cell>
          <table:table-cell office:value-type="float" office:value="0.38233" calcext:value-type="float">
            <text:p>0.382330</text:p>
          </table:table-cell>
          <table:table-cell office:value-type="float" office:value="0.390509871" calcext:value-type="float">
            <text:p>0.390510</text:p>
          </table:table-cell>
          <table:table-cell office:value-type="float" office:value="0.40496916267" calcext:value-type="float">
            <text:p>0.404969</text:p>
          </table:table-cell>
          <table:table-cell office:value-type="float" office:value="0.434834133" calcext:value-type="float">
            <text:p>0.434834</text:p>
          </table:table-cell>
          <table:table-cell office:value-type="float" office:value="0.400959567" calcext:value-type="float">
            <text:p>0.400960</text:p>
          </table:table-cell>
          <table:table-cell office:value-type="float" office:value="0.434834133" calcext:value-type="float">
            <text:p>0.434834</text:p>
          </table:table-cell>
          <table:table-cell office:value-type="float" office:value="0.428765904" calcext:value-type="float">
            <text:p>0.428766</text:p>
          </table:table-cell>
          <table:table-cell office:value-type="float" office:value="0.43305356304" calcext:value-type="float">
            <text:p>0.433054</text:p>
          </table:table-cell>
          <table:table-cell office:value-type="float" office:value="0.39324459888" calcext:value-type="float">
            <text:p>0.393245</text:p>
          </table:table-cell>
          <table:table-cell office:value-type="float" office:value="0.38538864" calcext:value-type="float">
            <text:p>0.385389</text:p>
          </table:table-cell>
          <table:table-cell office:value-type="float" office:value="0.389351088" calcext:value-type="float">
            <text:p>0.389351</text:p>
          </table:table-cell>
          <table:table-cell office:value-type="float" office:value="0.38385932" calcext:value-type="float">
            <text:p>0.383859</text:p>
          </table:table-cell>
          <table:table-cell office:value-type="float" office:value="0.398183388" calcext:value-type="float">
            <text:p>0.398183</text:p>
          </table:table-cell>
          <table:table-cell office:value-type="float" office:value="0.431823412" calcext:value-type="float">
            <text:p>0.431823</text:p>
          </table:table-cell>
          <table:table-cell office:value-type="float" office:value="0.43133509652" calcext:value-type="float">
            <text:p>0.431335</text:p>
          </table:table-cell>
          <table:table-cell office:value-type="float" office:value="0.4356484474852" calcext:value-type="float">
            <text:p>0.435648</text:p>
          </table:table-cell>
          <table:table-cell table:formula="of:=AVERAGE([.B30:.U30])" office:value-type="float" office:value="0.40987071622976" calcext:value-type="float">
            <text:p>0.4098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7031" calcext:value-type="float">
            <text:p>0.327031</text:p>
          </table:table-cell>
          <table:table-cell office:value-type="float" office:value="0.377325" calcext:value-type="float">
            <text:p>0.377325</text:p>
          </table:table-cell>
          <table:table-cell office:value-type="float" office:value="0.371919" calcext:value-type="float">
            <text:p>0.371919</text:p>
          </table:table-cell>
          <table:table-cell office:value-type="float" office:value="0.330254" calcext:value-type="float">
            <text:p>0.330254</text:p>
          </table:table-cell>
          <table:table-cell office:value-type="float" office:value="0.335209" calcext:value-type="float">
            <text:p>0.335209</text:p>
          </table:table-cell>
          <table:table-cell office:value-type="float" office:value="0.333886794" calcext:value-type="float">
            <text:p>0.333887</text:p>
          </table:table-cell>
          <table:table-cell office:value-type="float" office:value="0.33393462441" calcext:value-type="float">
            <text:p>0.333935</text:p>
          </table:table-cell>
          <table:table-cell office:value-type="float" office:value="0.381475575" calcext:value-type="float">
            <text:p>0.381476</text:p>
          </table:table-cell>
          <table:table-cell office:value-type="float" office:value="0.330628341" calcext:value-type="float">
            <text:p>0.330628</text:p>
          </table:table-cell>
          <table:table-cell office:value-type="float" office:value="0.381475575" calcext:value-type="float">
            <text:p>0.381476</text:p>
          </table:table-cell>
          <table:table-cell office:value-type="float" office:value="0.374894352" calcext:value-type="float">
            <text:p>0.374894</text:p>
          </table:table-cell>
          <table:table-cell office:value-type="float" office:value="0.37864329552" calcext:value-type="float">
            <text:p>0.378643</text:p>
          </table:table-cell>
          <table:table-cell office:value-type="float" office:value="0.33622499232" calcext:value-type="float">
            <text:p>0.336225</text:p>
          </table:table-cell>
          <table:table-cell office:value-type="float" office:value="0.337890672" calcext:value-type="float">
            <text:p>0.337891</text:p>
          </table:table-cell>
          <table:table-cell office:value-type="float" office:value="0.332896032" calcext:value-type="float">
            <text:p>0.332896</text:p>
          </table:table-cell>
          <table:table-cell office:value-type="float" office:value="0.336549836" calcext:value-type="float">
            <text:p>0.336550</text:p>
          </table:table-cell>
          <table:table-cell office:value-type="float" office:value="0.328339124" calcext:value-type="float">
            <text:p>0.328339</text:p>
          </table:table-cell>
          <table:table-cell office:value-type="float" office:value="0.3788343" calcext:value-type="float">
            <text:p>0.378834</text:p>
          </table:table-cell>
          <table:table-cell office:value-type="float" office:value="0.37714074276" calcext:value-type="float">
            <text:p>0.377141</text:p>
          </table:table-cell>
          <table:table-cell office:value-type="float" office:value="0.3809121501876" calcext:value-type="float">
            <text:p>0.380912</text:p>
          </table:table-cell>
          <table:table-cell table:formula="of:=AVERAGE([.B31:.U31])" office:value-type="float" office:value="0.35327322030988" calcext:value-type="float">
            <text:p>0.353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173547" calcext:value-type="float">
            <text:p>0.291735</text:p>
          </table:table-cell>
          <table:table-cell office:value-type="float" office:value="0.31307273" calcext:value-type="float">
            <text:p>0.313073</text:p>
          </table:table-cell>
          <table:table-cell office:value-type="float" office:value="0.31331311" calcext:value-type="float">
            <text:p>0.313313</text:p>
          </table:table-cell>
          <table:table-cell office:value-type="float" office:value="0.29498666" calcext:value-type="float">
            <text:p>0.294987</text:p>
          </table:table-cell>
          <table:table-cell office:value-type="float" office:value="0.29741369" calcext:value-type="float">
            <text:p>0.297414</text:p>
          </table:table-cell>
          <table:table-cell office:value-type="float" office:value="0.29823151326" calcext:value-type="float">
            <text:p>0.298232</text:p>
          </table:table-cell>
          <table:table-cell office:value-type="float" office:value="0.2978940057717" calcext:value-type="float">
            <text:p>0.297894</text:p>
          </table:table-cell>
          <table:table-cell office:value-type="float" office:value="0.31651653003" calcext:value-type="float">
            <text:p>0.316517</text:p>
          </table:table-cell>
          <table:table-cell office:value-type="float" office:value="0.29494456017" calcext:value-type="float">
            <text:p>0.294945</text:p>
          </table:table-cell>
          <table:table-cell office:value-type="float" office:value="0.31651653003" calcext:value-type="float">
            <text:p>0.316517</text:p>
          </table:table-cell>
          <table:table-cell office:value-type="float" office:value="0.31581961488" calcext:value-type="float">
            <text:p>0.315820</text:p>
          </table:table-cell>
          <table:table-cell office:value-type="float" office:value="0.3189778110288" calcext:value-type="float">
            <text:p>0.318978</text:p>
          </table:table-cell>
          <table:table-cell office:value-type="float" office:value="0.3003200188128" calcext:value-type="float">
            <text:p>0.300320</text:p>
          </table:table-cell>
          <table:table-cell office:value-type="float" office:value="0.29979299952" calcext:value-type="float">
            <text:p>0.299793</text:p>
          </table:table-cell>
          <table:table-cell office:value-type="float" office:value="0.29734655328" calcext:value-type="float">
            <text:p>0.297347</text:p>
          </table:table-cell>
          <table:table-cell office:value-type="float" office:value="0.29860334476" calcext:value-type="float">
            <text:p>0.298603</text:p>
          </table:table-cell>
          <table:table-cell office:value-type="float" office:value="0.29290241188" calcext:value-type="float">
            <text:p>0.292902</text:p>
          </table:table-cell>
          <table:table-cell office:value-type="float" office:value="0.31432502092" calcext:value-type="float">
            <text:p>0.314325</text:p>
          </table:table-cell>
          <table:table-cell office:value-type="float" office:value="0.3177120260644" calcext:value-type="float">
            <text:p>0.317712</text:p>
          </table:table-cell>
          <table:table-cell office:value-type="float" office:value="0.320889146325044" calcext:value-type="float">
            <text:p>0.320889</text:p>
          </table:table-cell>
          <table:table-cell table:formula="of:=AVERAGE([.B32:.U32])" office:value-type="float" office:value="0.305565687336637" calcext:value-type="float">
            <text:p>0.3055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2979" calcext:value-type="float">
            <text:p>0.232979</text:p>
          </table:table-cell>
          <table:table-cell office:value-type="float" office:value="0.272978" calcext:value-type="float">
            <text:p>0.272978</text:p>
          </table:table-cell>
          <table:table-cell office:value-type="float" office:value="0.264985" calcext:value-type="float">
            <text:p>0.264985</text:p>
          </table:table-cell>
          <table:table-cell office:value-type="float" office:value="0.24354" calcext:value-type="float">
            <text:p>0.243540</text:p>
          </table:table-cell>
          <table:table-cell office:value-type="float" office:value="0.233314" calcext:value-type="float">
            <text:p>0.233314</text:p>
          </table:table-cell>
          <table:table-cell office:value-type="float" office:value="0.24621894" calcext:value-type="float">
            <text:p>0.246219</text:p>
          </table:table-cell>
          <table:table-cell office:value-type="float" office:value="0.23789718669" calcext:value-type="float">
            <text:p>0.237897</text:p>
          </table:table-cell>
          <table:table-cell office:value-type="float" office:value="0.275980758" calcext:value-type="float">
            <text:p>0.275981</text:p>
          </table:table-cell>
          <table:table-cell office:value-type="float" office:value="0.235541769" calcext:value-type="float">
            <text:p>0.235542</text:p>
          </table:table-cell>
          <table:table-cell office:value-type="float" office:value="0.275980758" calcext:value-type="float">
            <text:p>0.275981</text:p>
          </table:table-cell>
          <table:table-cell office:value-type="float" office:value="0.26710488" calcext:value-type="float">
            <text:p>0.267105</text:p>
          </table:table-cell>
          <table:table-cell office:value-type="float" office:value="0.2697759288" calcext:value-type="float">
            <text:p>0.269776</text:p>
          </table:table-cell>
          <table:table-cell office:value-type="float" office:value="0.2479432032" calcext:value-type="float">
            <text:p>0.247943</text:p>
          </table:table-cell>
          <table:table-cell office:value-type="float" office:value="0.235180512" calcext:value-type="float">
            <text:p>0.235181</text:p>
          </table:table-cell>
          <table:table-cell office:value-type="float" office:value="0.24548832" calcext:value-type="float">
            <text:p>0.245488</text:p>
          </table:table-cell>
          <table:table-cell office:value-type="float" office:value="0.234247256" calcext:value-type="float">
            <text:p>0.234247</text:p>
          </table:table-cell>
          <table:table-cell office:value-type="float" office:value="0.233910916" calcext:value-type="float">
            <text:p>0.233911</text:p>
          </table:table-cell>
          <table:table-cell office:value-type="float" office:value="0.274069912" calcext:value-type="float">
            <text:p>0.274070</text:p>
          </table:table-cell>
          <table:table-cell office:value-type="float" office:value="0.2687053894" calcext:value-type="float">
            <text:p>0.268705</text:p>
          </table:table-cell>
          <table:table-cell office:value-type="float" office:value="0.271392443294" calcext:value-type="float">
            <text:p>0.271392</text:p>
          </table:table-cell>
          <table:table-cell table:formula="of:=((((AVERAGE([.B33:.U33]))*1.1)*1.01)*1.01)*1.01" office:value-type="float" office:value="0.287142703927277" calcext:value-type="float">
            <text:p>0.287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6753" calcext:value-type="float">
            <text:p>0.196753</text:p>
          </table:table-cell>
          <table:table-cell office:value-type="float" office:value="0.234975" calcext:value-type="float">
            <text:p>0.234975</text:p>
          </table:table-cell>
          <table:table-cell office:value-type="float" office:value="0.224118" calcext:value-type="float">
            <text:p>0.224118</text:p>
          </table:table-cell>
          <table:table-cell office:value-type="float" office:value="0.20846" calcext:value-type="float">
            <text:p>0.208460</text:p>
          </table:table-cell>
          <table:table-cell office:value-type="float" office:value="0.1951" calcext:value-type="float">
            <text:p>0.195100</text:p>
          </table:table-cell>
          <table:table-cell office:value-type="float" office:value="0.21075306" calcext:value-type="float">
            <text:p>0.210753</text:p>
          </table:table-cell>
          <table:table-cell office:value-type="float" office:value="0.20090645583" calcext:value-type="float">
            <text:p>0.200906</text:p>
          </table:table-cell>
          <table:table-cell office:value-type="float" office:value="0.237559725" calcext:value-type="float">
            <text:p>0.237560</text:p>
          </table:table-cell>
          <table:table-cell office:value-type="float" office:value="0.198917283" calcext:value-type="float">
            <text:p>0.198917</text:p>
          </table:table-cell>
          <table:table-cell office:value-type="float" office:value="0.237559725" calcext:value-type="float">
            <text:p>0.237560</text:p>
          </table:table-cell>
          <table:table-cell office:value-type="float" office:value="0.225910944" calcext:value-type="float">
            <text:p>0.225911</text:p>
          </table:table-cell>
          <table:table-cell office:value-type="float" office:value="0.22817005344" calcext:value-type="float">
            <text:p>0.228170</text:p>
          </table:table-cell>
          <table:table-cell office:value-type="float" office:value="0.2122289568" calcext:value-type="float">
            <text:p>0.212229</text:p>
          </table:table-cell>
          <table:table-cell office:value-type="float" office:value="0.1966608" calcext:value-type="float">
            <text:p>0.196661</text:p>
          </table:table-cell>
          <table:table-cell office:value-type="float" office:value="0.21012768" calcext:value-type="float">
            <text:p>0.210128</text:p>
          </table:table-cell>
          <table:table-cell office:value-type="float" office:value="0.1958804" calcext:value-type="float">
            <text:p>0.195880</text:p>
          </table:table-cell>
          <table:table-cell office:value-type="float" office:value="0.197540012" calcext:value-type="float">
            <text:p>0.197540</text:p>
          </table:table-cell>
          <table:table-cell office:value-type="float" office:value="0.2359149" calcext:value-type="float">
            <text:p>0.235915</text:p>
          </table:table-cell>
          <table:table-cell office:value-type="float" office:value="0.22726461672" calcext:value-type="float">
            <text:p>0.227265</text:p>
          </table:table-cell>
          <table:table-cell office:value-type="float" office:value="0.2295372628872" calcext:value-type="float">
            <text:p>0.229537</text:p>
          </table:table-cell>
          <table:table-cell table:formula="of:=((AVERAGE([.B34:.U34]))*1.01)*1.1" office:value-type="float" office:value="0.239105968938318" calcext:value-type="float">
            <text:p>0.239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6023" calcext:value-type="float">
            <text:p>0.176023</text:p>
          </table:table-cell>
          <table:table-cell office:value-type="float" office:value="0.189563" calcext:value-type="float">
            <text:p>0.189563</text:p>
          </table:table-cell>
          <table:table-cell office:value-type="float" office:value="0.193873" calcext:value-type="float">
            <text:p>0.193873</text:p>
          </table:table-cell>
          <table:table-cell office:value-type="float" office:value="0.167849" calcext:value-type="float">
            <text:p>0.167849</text:p>
          </table:table-cell>
          <table:table-cell office:value-type="float" office:value="0.169485" calcext:value-type="float">
            <text:p>0.169485</text:p>
          </table:table-cell>
          <table:table-cell office:value-type="float" office:value="0.169695339" calcext:value-type="float">
            <text:p>0.169695</text:p>
          </table:table-cell>
          <table:table-cell office:value-type="float" office:value="0.17973884553" calcext:value-type="float">
            <text:p>0.179739</text:p>
          </table:table-cell>
          <table:table-cell office:value-type="float" office:value="0.191648193" calcext:value-type="float">
            <text:p>0.191648</text:p>
          </table:table-cell>
          <table:table-cell office:value-type="float" office:value="0.177959253" calcext:value-type="float">
            <text:p>0.177959</text:p>
          </table:table-cell>
          <table:table-cell office:value-type="float" office:value="0.191648193" calcext:value-type="float">
            <text:p>0.191648</text:p>
          </table:table-cell>
          <table:table-cell office:value-type="float" office:value="0.195423984" calcext:value-type="float">
            <text:p>0.195424</text:p>
          </table:table-cell>
          <table:table-cell office:value-type="float" office:value="0.19737822384" calcext:value-type="float">
            <text:p>0.197378</text:p>
          </table:table-cell>
          <table:table-cell office:value-type="float" office:value="0.17088370992" calcext:value-type="float">
            <text:p>0.170884</text:p>
          </table:table-cell>
          <table:table-cell office:value-type="float" office:value="0.17084088" calcext:value-type="float">
            <text:p>0.170841</text:p>
          </table:table-cell>
          <table:table-cell office:value-type="float" office:value="0.169191792" calcext:value-type="float">
            <text:p>0.169192</text:p>
          </table:table-cell>
          <table:table-cell office:value-type="float" office:value="0.17016294" calcext:value-type="float">
            <text:p>0.170163</text:p>
          </table:table-cell>
          <table:table-cell office:value-type="float" office:value="0.176727092" calcext:value-type="float">
            <text:p>0.176727</text:p>
          </table:table-cell>
          <table:table-cell office:value-type="float" office:value="0.190321252" calcext:value-type="float">
            <text:p>0.190321</text:p>
          </table:table-cell>
          <table:table-cell office:value-type="float" office:value="0.19659497692" calcext:value-type="float">
            <text:p>0.196595</text:p>
          </table:table-cell>
          <table:table-cell office:value-type="float" office:value="0.1985609266892" calcext:value-type="float">
            <text:p>0.198561</text:p>
          </table:table-cell>
          <table:table-cell table:formula="of:=((AVERAGE([.B35:.U35]))*1.01)*1.1" office:value-type="float" office:value="0.202400235779951" calcext:value-type="float">
            <text:p>0.2024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1889" calcext:value-type="float">
            <text:p>0.131889</text:p>
          </table:table-cell>
          <table:table-cell office:value-type="float" office:value="0.15222" calcext:value-type="float">
            <text:p>0.152220</text:p>
          </table:table-cell>
          <table:table-cell office:value-type="float" office:value="0.166316" calcext:value-type="float">
            <text:p>0.166316</text:p>
          </table:table-cell>
          <table:table-cell office:value-type="float" office:value="0.140137" calcext:value-type="float">
            <text:p>0.140137</text:p>
          </table:table-cell>
          <table:table-cell office:value-type="float" office:value="0.144858" calcext:value-type="float">
            <text:p>0.144858</text:p>
          </table:table-cell>
          <table:table-cell office:value-type="float" office:value="0.141678507" calcext:value-type="float">
            <text:p>0.141679</text:p>
          </table:table-cell>
          <table:table-cell office:value-type="float" office:value="0.13467317679" calcext:value-type="float">
            <text:p>0.134673</text:p>
          </table:table-cell>
          <table:table-cell office:value-type="float" office:value="0.15389442" calcext:value-type="float">
            <text:p>0.153894</text:p>
          </table:table-cell>
          <table:table-cell office:value-type="float" office:value="0.133339779" calcext:value-type="float">
            <text:p>0.133340</text:p>
          </table:table-cell>
          <table:table-cell office:value-type="float" office:value="0.15389442" calcext:value-type="float">
            <text:p>0.153894</text:p>
          </table:table-cell>
          <table:table-cell office:value-type="float" office:value="0.167646528" calcext:value-type="float">
            <text:p>0.167647</text:p>
          </table:table-cell>
          <table:table-cell office:value-type="float" office:value="0.16932299328" calcext:value-type="float">
            <text:p>0.169323</text:p>
          </table:table-cell>
          <table:table-cell office:value-type="float" office:value="0.14267067696" calcext:value-type="float">
            <text:p>0.142671</text:p>
          </table:table-cell>
          <table:table-cell office:value-type="float" office:value="0.146016864" calcext:value-type="float">
            <text:p>0.146017</text:p>
          </table:table-cell>
          <table:table-cell office:value-type="float" office:value="0.141258096" calcext:value-type="float">
            <text:p>0.141258</text:p>
          </table:table-cell>
          <table:table-cell office:value-type="float" office:value="0.145437432" calcext:value-type="float">
            <text:p>0.145437</text:p>
          </table:table-cell>
          <table:table-cell office:value-type="float" office:value="0.132416556" calcext:value-type="float">
            <text:p>0.132417</text:p>
          </table:table-cell>
          <table:table-cell office:value-type="float" office:value="0.15282888" calcext:value-type="float">
            <text:p>0.152829</text:p>
          </table:table-cell>
          <table:table-cell office:value-type="float" office:value="0.16865107664" calcext:value-type="float">
            <text:p>0.168651</text:p>
          </table:table-cell>
          <table:table-cell office:value-type="float" office:value="0.1703375874064" calcext:value-type="float">
            <text:p>0.170338</text:p>
          </table:table-cell>
          <table:table-cell table:formula="of:=((AVERAGE([.B36:.U36]))*1.01)*1.1" office:value-type="float" office:value="0.166066002465394" calcext:value-type="float">
            <text:p>0.1660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5226" calcext:value-type="float">
            <text:p>0.115226</text:p>
          </table:table-cell>
          <table:table-cell office:value-type="float" office:value="0.135036" calcext:value-type="float">
            <text:p>0.135036</text:p>
          </table:table-cell>
          <table:table-cell office:value-type="float" office:value="0.143642" calcext:value-type="float">
            <text:p>0.143642</text:p>
          </table:table-cell>
          <table:table-cell office:value-type="float" office:value="0.113413" calcext:value-type="float">
            <text:p>0.113413</text:p>
          </table:table-cell>
          <table:table-cell office:value-type="float" office:value="0.120195" calcext:value-type="float">
            <text:p>0.120195</text:p>
          </table:table-cell>
          <table:table-cell office:value-type="float" office:value="0.114660543" calcext:value-type="float">
            <text:p>0.114661</text:p>
          </table:table-cell>
          <table:table-cell office:value-type="float" office:value="0.11765842086" calcext:value-type="float">
            <text:p>0.117658</text:p>
          </table:table-cell>
          <table:table-cell office:value-type="float" office:value="0.136521396" calcext:value-type="float">
            <text:p>0.136521</text:p>
          </table:table-cell>
          <table:table-cell office:value-type="float" office:value="0.116493486" calcext:value-type="float">
            <text:p>0.116493</text:p>
          </table:table-cell>
          <table:table-cell office:value-type="float" office:value="0.136521396" calcext:value-type="float">
            <text:p>0.136521</text:p>
          </table:table-cell>
          <table:table-cell office:value-type="float" office:value="0.144791136" calcext:value-type="float">
            <text:p>0.144791</text:p>
          </table:table-cell>
          <table:table-cell office:value-type="float" office:value="0.14623904736" calcext:value-type="float">
            <text:p>0.146239</text:p>
          </table:table-cell>
          <table:table-cell office:value-type="float" office:value="0.11546350704" calcext:value-type="float">
            <text:p>0.115464</text:p>
          </table:table-cell>
          <table:table-cell office:value-type="float" office:value="0.12115656" calcext:value-type="float">
            <text:p>0.121157</text:p>
          </table:table-cell>
          <table:table-cell office:value-type="float" office:value="0.114320304" calcext:value-type="float">
            <text:p>0.114320</text:p>
          </table:table-cell>
          <table:table-cell office:value-type="float" office:value="0.12067578" calcext:value-type="float">
            <text:p>0.120676</text:p>
          </table:table-cell>
          <table:table-cell office:value-type="float" office:value="0.115686904" calcext:value-type="float">
            <text:p>0.115687</text:p>
          </table:table-cell>
          <table:table-cell office:value-type="float" office:value="0.135576144" calcext:value-type="float">
            <text:p>0.135576</text:p>
          </table:table-cell>
          <table:table-cell office:value-type="float" office:value="0.14565873368" calcext:value-type="float">
            <text:p>0.145659</text:p>
          </table:table-cell>
          <table:table-cell office:value-type="float" office:value="0.1471153210168" calcext:value-type="float">
            <text:p>0.147115</text:p>
          </table:table-cell>
          <table:table-cell table:formula="of:=((AVERAGE([.B37:.U37]))*1.01)*1.1" office:value-type="float" office:value="0.14198861521605" calcext:value-type="float">
            <text:p>0.1419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4351" calcext:value-type="float">
            <text:p>0.104351</text:p>
          </table:table-cell>
          <table:table-cell office:value-type="float" office:value="0.108331" calcext:value-type="float">
            <text:p>0.108331</text:p>
          </table:table-cell>
          <table:table-cell office:value-type="float" office:value="0.117195" calcext:value-type="float">
            <text:p>0.117195</text:p>
          </table:table-cell>
          <table:table-cell office:value-type="float" office:value="0.088632" calcext:value-type="float">
            <text:p>0.088632</text:p>
          </table:table-cell>
          <table:table-cell office:value-type="float" office:value="0.10609" calcext:value-type="float">
            <text:p>0.106090</text:p>
          </table:table-cell>
          <table:table-cell office:value-type="float" office:value="0.089606952" calcext:value-type="float">
            <text:p>0.089607</text:p>
          </table:table-cell>
          <table:table-cell office:value-type="float" office:value="0.10655384961" calcext:value-type="float">
            <text:p>0.106554</text:p>
          </table:table-cell>
          <table:table-cell office:value-type="float" office:value="0.109522641" calcext:value-type="float">
            <text:p>0.109523</text:p>
          </table:table-cell>
          <table:table-cell office:value-type="float" office:value="0.105498861" calcext:value-type="float">
            <text:p>0.105499</text:p>
          </table:table-cell>
          <table:table-cell office:value-type="float" office:value="0.109522641" calcext:value-type="float">
            <text:p>0.109523</text:p>
          </table:table-cell>
          <table:table-cell office:value-type="float" office:value="0.11813256" calcext:value-type="float">
            <text:p>0.118133</text:p>
          </table:table-cell>
          <table:table-cell office:value-type="float" office:value="0.1193138856" calcext:value-type="float">
            <text:p>0.119314</text:p>
          </table:table-cell>
          <table:table-cell office:value-type="float" office:value="0.09023446656" calcext:value-type="float">
            <text:p>0.090234</text:p>
          </table:table-cell>
          <table:table-cell office:value-type="float" office:value="0.10693872" calcext:value-type="float">
            <text:p>0.106939</text:p>
          </table:table-cell>
          <table:table-cell office:value-type="float" office:value="0.089341056" calcext:value-type="float">
            <text:p>0.089341</text:p>
          </table:table-cell>
          <table:table-cell office:value-type="float" office:value="0.10651436" calcext:value-type="float">
            <text:p>0.106514</text:p>
          </table:table-cell>
          <table:table-cell office:value-type="float" office:value="0.104768404" calcext:value-type="float">
            <text:p>0.104768</text:p>
          </table:table-cell>
          <table:table-cell office:value-type="float" office:value="0.108764324" calcext:value-type="float">
            <text:p>0.108764</text:p>
          </table:table-cell>
          <table:table-cell office:value-type="float" office:value="0.1188404178" calcext:value-type="float">
            <text:p>0.118840</text:p>
          </table:table-cell>
          <table:table-cell office:value-type="float" office:value="0.120028821978" calcext:value-type="float">
            <text:p>0.120029</text:p>
          </table:table-cell>
          <table:table-cell table:formula="of:=((AVERAGE([.B38:.U38]))*1.01)*1.1" office:value-type="float" office:value="0.118220452358441" calcext:value-type="float">
            <text:p>0.1182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2885" calcext:value-type="float">
            <text:p>0.072885</text:p>
          </table:table-cell>
          <table:table-cell office:value-type="float" office:value="0.083168" calcext:value-type="float">
            <text:p>0.083168</text:p>
          </table:table-cell>
          <table:table-cell office:value-type="float" office:value="0.098079" calcext:value-type="float">
            <text:p>0.098079</text:p>
          </table:table-cell>
          <table:table-cell office:value-type="float" office:value="0.081639" calcext:value-type="float">
            <text:p>0.081639</text:p>
          </table:table-cell>
          <table:table-cell office:value-type="float" office:value="0.082404" calcext:value-type="float">
            <text:p>0.082404</text:p>
          </table:table-cell>
          <table:table-cell office:value-type="float" office:value="0.082537029" calcext:value-type="float">
            <text:p>0.082537</text:p>
          </table:table-cell>
          <table:table-cell office:value-type="float" office:value="0.07442360235" calcext:value-type="float">
            <text:p>0.074424</text:p>
          </table:table-cell>
          <table:table-cell office:value-type="float" office:value="0.084082848" calcext:value-type="float">
            <text:p>0.084083</text:p>
          </table:table-cell>
          <table:table-cell office:value-type="float" office:value="0.073686735" calcext:value-type="float">
            <text:p>0.073687</text:p>
          </table:table-cell>
          <table:table-cell office:value-type="float" office:value="0.084082848" calcext:value-type="float">
            <text:p>0.084083</text:p>
          </table:table-cell>
          <table:table-cell office:value-type="float" office:value="0.098863632" calcext:value-type="float">
            <text:p>0.098864</text:p>
          </table:table-cell>
          <table:table-cell office:value-type="float" office:value="0.09985226832" calcext:value-type="float">
            <text:p>0.099852</text:p>
          </table:table-cell>
          <table:table-cell office:value-type="float" office:value="0.08311503312" calcext:value-type="float">
            <text:p>0.083115</text:p>
          </table:table-cell>
          <table:table-cell office:value-type="float" office:value="0.083063232" calcext:value-type="float">
            <text:p>0.083063</text:p>
          </table:table-cell>
          <table:table-cell office:value-type="float" office:value="0.082292112" calcext:value-type="float">
            <text:p>0.082292</text:p>
          </table:table-cell>
          <table:table-cell office:value-type="float" office:value="0.082733616" calcext:value-type="float">
            <text:p>0.082734</text:p>
          </table:table-cell>
          <table:table-cell office:value-type="float" office:value="0.07317654" calcext:value-type="float">
            <text:p>0.073177</text:p>
          </table:table-cell>
          <table:table-cell office:value-type="float" office:value="0.083500672" calcext:value-type="float">
            <text:p>0.083501</text:p>
          </table:table-cell>
          <table:table-cell office:value-type="float" office:value="0.09945602916" calcext:value-type="float">
            <text:p>0.099456</text:p>
          </table:table-cell>
          <table:table-cell office:value-type="float" office:value="0.1004505894516" calcext:value-type="float">
            <text:p>0.100451</text:p>
          </table:table-cell>
          <table:table-cell table:formula="of:=((AVERAGE([.B39:.U39]))*1.01)*1.1" office:value-type="float" office:value="0.0946289687346089" calcext:value-type="float">
            <text:p>0.0946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8184" calcext:value-type="float">
            <text:p>0.068184</text:p>
          </table:table-cell>
          <table:table-cell office:value-type="float" office:value="0.071304" calcext:value-type="float">
            <text:p>0.071304</text:p>
          </table:table-cell>
          <table:table-cell office:value-type="float" office:value="0.087935" calcext:value-type="float">
            <text:p>0.087935</text:p>
          </table:table-cell>
          <table:table-cell office:value-type="float" office:value="0.069356" calcext:value-type="float">
            <text:p>0.069356</text:p>
          </table:table-cell>
          <table:table-cell office:value-type="float" office:value="0.07852" calcext:value-type="float">
            <text:p>0.078520</text:p>
          </table:table-cell>
          <table:table-cell office:value-type="float" office:value="0.070118916" calcext:value-type="float">
            <text:p>0.070119</text:p>
          </table:table-cell>
          <table:table-cell office:value-type="float" office:value="0.06962336424" calcext:value-type="float">
            <text:p>0.069623</text:p>
          </table:table-cell>
          <table:table-cell office:value-type="float" office:value="0.072088344" calcext:value-type="float">
            <text:p>0.072088</text:p>
          </table:table-cell>
          <table:table-cell office:value-type="float" office:value="0.068934024" calcext:value-type="float">
            <text:p>0.068934</text:p>
          </table:table-cell>
          <table:table-cell office:value-type="float" office:value="0.072088344" calcext:value-type="float">
            <text:p>0.072088</text:p>
          </table:table-cell>
          <table:table-cell office:value-type="float" office:value="0.08863848" calcext:value-type="float">
            <text:p>0.088638</text:p>
          </table:table-cell>
          <table:table-cell office:value-type="float" office:value="0.0895248648" calcext:value-type="float">
            <text:p>0.089525</text:p>
          </table:table-cell>
          <table:table-cell office:value-type="float" office:value="0.07060995648" calcext:value-type="float">
            <text:p>0.070610</text:p>
          </table:table-cell>
          <table:table-cell office:value-type="float" office:value="0.07914816" calcext:value-type="float">
            <text:p>0.079148</text:p>
          </table:table-cell>
          <table:table-cell office:value-type="float" office:value="0.069910848" calcext:value-type="float">
            <text:p>0.069911</text:p>
          </table:table-cell>
          <table:table-cell office:value-type="float" office:value="0.07883408" calcext:value-type="float">
            <text:p>0.078834</text:p>
          </table:table-cell>
          <table:table-cell office:value-type="float" office:value="0.068456736" calcext:value-type="float">
            <text:p>0.068457</text:p>
          </table:table-cell>
          <table:table-cell office:value-type="float" office:value="0.071589216" calcext:value-type="float">
            <text:p>0.071589</text:p>
          </table:table-cell>
          <table:table-cell office:value-type="float" office:value="0.0891696074" calcext:value-type="float">
            <text:p>0.089170</text:p>
          </table:table-cell>
          <table:table-cell office:value-type="float" office:value="0.090061303474" calcext:value-type="float">
            <text:p>0.090061</text:p>
          </table:table-cell>
          <table:table-cell table:formula="of:=((AVERAGE([.B40:.U40]))*1.01)*1.1" office:value-type="float" office:value="0.0846634908260867" calcext:value-type="float">
            <text:p>0.0846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5861" calcext:value-type="float">
            <text:p>0.065861</text:p>
          </table:table-cell>
          <table:table-cell office:value-type="float" office:value="0.049844" calcext:value-type="float">
            <text:p>0.049844</text:p>
          </table:table-cell>
          <table:table-cell office:value-type="float" office:value="0.080436" calcext:value-type="float">
            <text:p>0.080436</text:p>
          </table:table-cell>
          <table:table-cell office:value-type="float" office:value="0.067692" calcext:value-type="float">
            <text:p>0.067692</text:p>
          </table:table-cell>
          <table:table-cell office:value-type="float" office:value="0.058135" calcext:value-type="float">
            <text:p>0.058135</text:p>
          </table:table-cell>
          <table:table-cell office:value-type="float" office:value="0.068436612" calcext:value-type="float">
            <text:p>0.068437</text:p>
          </table:table-cell>
          <table:table-cell office:value-type="float" office:value="0.06725132571" calcext:value-type="float">
            <text:p>0.067251</text:p>
          </table:table-cell>
          <table:table-cell office:value-type="float" office:value="0.050392284" calcext:value-type="float">
            <text:p>0.050392</text:p>
          </table:table-cell>
          <table:table-cell office:value-type="float" office:value="0.066585471" calcext:value-type="float">
            <text:p>0.066585</text:p>
          </table:table-cell>
          <table:table-cell office:value-type="float" office:value="0.050392284" calcext:value-type="float">
            <text:p>0.050392</text:p>
          </table:table-cell>
          <table:table-cell office:value-type="float" office:value="0.081079488" calcext:value-type="float">
            <text:p>0.081079</text:p>
          </table:table-cell>
          <table:table-cell office:value-type="float" office:value="0.08189028288" calcext:value-type="float">
            <text:p>0.081890</text:p>
          </table:table-cell>
          <table:table-cell office:value-type="float" office:value="0.06891587136" calcext:value-type="float">
            <text:p>0.068916</text:p>
          </table:table-cell>
          <table:table-cell office:value-type="float" office:value="0.05860008" calcext:value-type="float">
            <text:p>0.058600</text:p>
          </table:table-cell>
          <table:table-cell office:value-type="float" office:value="0.068233536" calcext:value-type="float">
            <text:p>0.068234</text:p>
          </table:table-cell>
          <table:table-cell office:value-type="float" office:value="0.05836754" calcext:value-type="float">
            <text:p>0.058368</text:p>
          </table:table-cell>
          <table:table-cell office:value-type="float" office:value="0.066124444" calcext:value-type="float">
            <text:p>0.066124</text:p>
          </table:table-cell>
          <table:table-cell office:value-type="float" office:value="0.050043376" calcext:value-type="float">
            <text:p>0.050043</text:p>
          </table:table-cell>
          <table:table-cell office:value-type="float" office:value="0.08156532144" calcext:value-type="float">
            <text:p>0.081565</text:p>
          </table:table-cell>
          <table:table-cell office:value-type="float" office:value="0.0823809746544" calcext:value-type="float">
            <text:p>0.082381</text:p>
          </table:table-cell>
          <table:table-cell table:formula="of:=((AVERAGE([.B41:.U41]))*1.01)*1.1" office:value-type="float" office:value="0.0734497037975164" calcext:value-type="float">
            <text:p>0.0734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7419" calcext:value-type="float">
            <text:p>0.057419</text:p>
          </table:table-cell>
          <table:table-cell office:value-type="float" office:value="0.046384" calcext:value-type="float">
            <text:p>0.046384</text:p>
          </table:table-cell>
          <table:table-cell office:value-type="float" office:value="0.080123" calcext:value-type="float">
            <text:p>0.080123</text:p>
          </table:table-cell>
          <table:table-cell office:value-type="float" office:value="0.063808" calcext:value-type="float">
            <text:p>0.063808</text:p>
          </table:table-cell>
          <table:table-cell office:value-type="float" office:value="0.061887" calcext:value-type="float">
            <text:p>0.061887</text:p>
          </table:table-cell>
          <table:table-cell office:value-type="float" office:value="0.064509888" calcext:value-type="float">
            <text:p>0.064510</text:p>
          </table:table-cell>
          <table:table-cell office:value-type="float" office:value="0.05863111509" calcext:value-type="float">
            <text:p>0.058631</text:p>
          </table:table-cell>
          <table:table-cell office:value-type="float" office:value="0.046894224" calcext:value-type="float">
            <text:p>0.046894</text:p>
          </table:table-cell>
          <table:table-cell office:value-type="float" office:value="0.058050609" calcext:value-type="float">
            <text:p>0.058051</text:p>
          </table:table-cell>
          <table:table-cell office:value-type="float" office:value="0.046894224" calcext:value-type="float">
            <text:p>0.046894</text:p>
          </table:table-cell>
          <table:table-cell office:value-type="float" office:value="0.080763984" calcext:value-type="float">
            <text:p>0.080764</text:p>
          </table:table-cell>
          <table:table-cell office:value-type="float" office:value="0.08157162384" calcext:value-type="float">
            <text:p>0.081572</text:p>
          </table:table-cell>
          <table:table-cell office:value-type="float" office:value="0.06496164864" calcext:value-type="float">
            <text:p>0.064962</text:p>
          </table:table-cell>
          <table:table-cell office:value-type="float" office:value="0.062382096" calcext:value-type="float">
            <text:p>0.062382</text:p>
          </table:table-cell>
          <table:table-cell office:value-type="float" office:value="0.064318464" calcext:value-type="float">
            <text:p>0.064318</text:p>
          </table:table-cell>
          <table:table-cell office:value-type="float" office:value="0.062134548" calcext:value-type="float">
            <text:p>0.062135</text:p>
          </table:table-cell>
          <table:table-cell office:value-type="float" office:value="0.057648676" calcext:value-type="float">
            <text:p>0.057649</text:p>
          </table:table-cell>
          <table:table-cell office:value-type="float" office:value="0.046569536" calcext:value-type="float">
            <text:p>0.046570</text:p>
          </table:table-cell>
          <table:table-cell office:value-type="float" office:value="0.08124792692" calcext:value-type="float">
            <text:p>0.081248</text:p>
          </table:table-cell>
          <table:table-cell office:value-type="float" office:value="0.0820604061892" calcext:value-type="float">
            <text:p>0.082060</text:p>
          </table:table-cell>
          <table:table-cell table:formula="of:=((AVERAGE([.B42:.U42]))*1.01)*1.1" office:value-type="float" office:value="0.0704518413156795" calcext:value-type="float">
            <text:p>0.0704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0684" calcext:value-type="float">
            <text:p>0.060684</text:p>
          </table:table-cell>
          <table:table-cell office:value-type="float" office:value="0.028523" calcext:value-type="float">
            <text:p>0.028523</text:p>
          </table:table-cell>
          <table:table-cell office:value-type="float" office:value="0.072204" calcext:value-type="float">
            <text:p>0.072204</text:p>
          </table:table-cell>
          <table:table-cell office:value-type="float" office:value="0.064368" calcext:value-type="float">
            <text:p>0.064368</text:p>
          </table:table-cell>
          <table:table-cell office:value-type="float" office:value="0.065193" calcext:value-type="float">
            <text:p>0.065193</text:p>
          </table:table-cell>
          <table:table-cell office:value-type="float" office:value="0.065076048" calcext:value-type="float">
            <text:p>0.065076</text:p>
          </table:table-cell>
          <table:table-cell office:value-type="float" office:value="0.06196503924" calcext:value-type="float">
            <text:p>0.061965</text:p>
          </table:table-cell>
          <table:table-cell office:value-type="float" office:value="0.028836753" calcext:value-type="float">
            <text:p>0.028837</text:p>
          </table:table-cell>
          <table:table-cell office:value-type="float" office:value="0.061351524" calcext:value-type="float">
            <text:p>0.061352</text:p>
          </table:table-cell>
          <table:table-cell office:value-type="float" office:value="0.028836753" calcext:value-type="float">
            <text:p>0.028837</text:p>
          </table:table-cell>
          <table:table-cell office:value-type="float" office:value="0.072781632" calcext:value-type="float">
            <text:p>0.072782</text:p>
          </table:table-cell>
          <table:table-cell office:value-type="float" office:value="0.07350944832" calcext:value-type="float">
            <text:p>0.073509</text:p>
          </table:table-cell>
          <table:table-cell office:value-type="float" office:value="0.06553177344" calcext:value-type="float">
            <text:p>0.065532</text:p>
          </table:table-cell>
          <table:table-cell office:value-type="float" office:value="0.065714544" calcext:value-type="float">
            <text:p>0.065715</text:p>
          </table:table-cell>
          <table:table-cell office:value-type="float" office:value="0.064882944" calcext:value-type="float">
            <text:p>0.064883</text:p>
          </table:table-cell>
          <table:table-cell office:value-type="float" office:value="0.065453772" calcext:value-type="float">
            <text:p>0.065454</text:p>
          </table:table-cell>
          <table:table-cell office:value-type="float" office:value="0.060926736" calcext:value-type="float">
            <text:p>0.060927</text:p>
          </table:table-cell>
          <table:table-cell office:value-type="float" office:value="0.028637092" calcext:value-type="float">
            <text:p>0.028637</text:p>
          </table:table-cell>
          <table:table-cell office:value-type="float" office:value="0.07321774416" calcext:value-type="float">
            <text:p>0.073218</text:p>
          </table:table-cell>
          <table:table-cell office:value-type="float" office:value="0.0739499216016" calcext:value-type="float">
            <text:p>0.073950</text:p>
          </table:table-cell>
          <table:table-cell table:formula="of:=((AVERAGE([.B43:.U43]))*1.01)*1.1" office:value-type="float" office:value="0.0656403089105069" calcext:value-type="float">
            <text:p>0.065640</text:p>
          </table:table-cell>
        </table:table-row>
        <table:table-row table:style-name="ro1">
          <table:table-cell table:style-name="Default"/>
          <table:table-cell table:number-columns-repeated="20"/>
          <table:table-cell table:style-name="Default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5051" calcext:value-type="float">
            <text:p>0.685051</text:p>
          </table:table-cell>
          <table:table-cell office:value-type="float" office:value="0.705739" calcext:value-type="float">
            <text:p>0.705739</text:p>
          </table:table-cell>
          <table:table-cell office:value-type="float" office:value="0.687163" calcext:value-type="float">
            <text:p>0.687163</text:p>
          </table:table-cell>
          <table:table-cell office:value-type="float" office:value="0.686016" calcext:value-type="float">
            <text:p>0.686016</text:p>
          </table:table-cell>
          <table:table-cell office:value-type="float" office:value="0.815628" calcext:value-type="float">
            <text:p>0.815628</text:p>
          </table:table-cell>
          <table:table-cell office:value-type="float" office:value="0.693562176" calcext:value-type="float">
            <text:p>0.693562</text:p>
          </table:table-cell>
          <table:table-cell office:value-type="float" office:value="0.69951242661" calcext:value-type="float">
            <text:p>0.699512</text:p>
          </table:table-cell>
          <table:table-cell office:value-type="float" office:value="0.713502129" calcext:value-type="float">
            <text:p>0.713502</text:p>
          </table:table-cell>
          <table:table-cell office:value-type="float" office:value="0.692586561" calcext:value-type="float">
            <text:p>0.692587</text:p>
          </table:table-cell>
          <table:table-cell office:value-type="float" office:value="0.713502129" calcext:value-type="float">
            <text:p>0.713502</text:p>
          </table:table-cell>
          <table:table-cell office:value-type="float" office:value="0.692660304" calcext:value-type="float">
            <text:p>0.692660</text:p>
          </table:table-cell>
          <table:table-cell office:value-type="float" office:value="0.69958690704" calcext:value-type="float">
            <text:p>0.699587</text:p>
          </table:table-cell>
          <table:table-cell office:value-type="float" office:value="0.69841916928" calcext:value-type="float">
            <text:p>0.698419</text:p>
          </table:table-cell>
          <table:table-cell office:value-type="float" office:value="0.822153024" calcext:value-type="float">
            <text:p>0.822153</text:p>
          </table:table-cell>
          <table:table-cell office:value-type="float" office:value="0.691504128" calcext:value-type="float">
            <text:p>0.691504</text:p>
          </table:table-cell>
          <table:table-cell office:value-type="float" office:value="0.818890512" calcext:value-type="float">
            <text:p>0.818891</text:p>
          </table:table-cell>
          <table:table-cell office:value-type="float" office:value="0.687791204" calcext:value-type="float">
            <text:p>0.687791</text:p>
          </table:table-cell>
          <table:table-cell office:value-type="float" office:value="0.708561956" calcext:value-type="float">
            <text:p>0.708562</text:p>
          </table:table-cell>
          <table:table-cell office:value-type="float" office:value="0.69681076852" calcext:value-type="float">
            <text:p>0.696811</text:p>
          </table:table-cell>
          <table:table-cell office:value-type="float" office:value="0.7037788762052" calcext:value-type="float">
            <text:p>0.703779</text:p>
          </table:table-cell>
          <table:table-cell table:formula="of:=AVERAGE([.B46:.U46])" office:value-type="float" office:value="0.71562096353276" calcext:value-type="float">
            <text:p>0.715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8188" calcext:value-type="float">
            <text:p>0.748188</text:p>
          </table:table-cell>
          <table:table-cell office:value-type="float" office:value="0.686037" calcext:value-type="float">
            <text:p>0.686037</text:p>
          </table:table-cell>
          <table:table-cell office:value-type="float" office:value="0.741059" calcext:value-type="float">
            <text:p>0.741059</text:p>
          </table:table-cell>
          <table:table-cell office:value-type="float" office:value="0.843403" calcext:value-type="float">
            <text:p>0.843403</text:p>
          </table:table-cell>
          <table:table-cell office:value-type="float" office:value="0.782382" calcext:value-type="float">
            <text:p>0.782382</text:p>
          </table:table-cell>
          <table:table-cell office:value-type="float" office:value="0.852680433" calcext:value-type="float">
            <text:p>0.852680</text:p>
          </table:table-cell>
          <table:table-cell office:value-type="float" office:value="0.76398224868" calcext:value-type="float">
            <text:p>0.763982</text:p>
          </table:table-cell>
          <table:table-cell office:value-type="float" office:value="0.693583407" calcext:value-type="float">
            <text:p>0.693583</text:p>
          </table:table-cell>
          <table:table-cell office:value-type="float" office:value="0.756418068" calcext:value-type="float">
            <text:p>0.756418</text:p>
          </table:table-cell>
          <table:table-cell office:value-type="float" office:value="0.693583407" calcext:value-type="float">
            <text:p>0.693583</text:p>
          </table:table-cell>
          <table:table-cell office:value-type="float" office:value="0.746987472" calcext:value-type="float">
            <text:p>0.746987</text:p>
          </table:table-cell>
          <table:table-cell office:value-type="float" office:value="0.75445734672" calcext:value-type="float">
            <text:p>0.754457</text:p>
          </table:table-cell>
          <table:table-cell office:value-type="float" office:value="0.85865172624" calcext:value-type="float">
            <text:p>0.858652</text:p>
          </table:table-cell>
          <table:table-cell office:value-type="float" office:value="0.788641056" calcext:value-type="float">
            <text:p>0.788641</text:p>
          </table:table-cell>
          <table:table-cell office:value-type="float" office:value="0.850150224" calcext:value-type="float">
            <text:p>0.850150</text:p>
          </table:table-cell>
          <table:table-cell office:value-type="float" office:value="0.785511528" calcext:value-type="float">
            <text:p>0.785512</text:p>
          </table:table-cell>
          <table:table-cell office:value-type="float" office:value="0.751180752" calcext:value-type="float">
            <text:p>0.751181</text:p>
          </table:table-cell>
          <table:table-cell office:value-type="float" office:value="0.688781148" calcext:value-type="float">
            <text:p>0.688781</text:p>
          </table:table-cell>
          <table:table-cell office:value-type="float" office:value="0.75146346836" calcext:value-type="float">
            <text:p>0.751463</text:p>
          </table:table-cell>
          <table:table-cell office:value-type="float" office:value="0.7589781030436" calcext:value-type="float">
            <text:p>0.758978</text:p>
          </table:table-cell>
          <table:table-cell table:formula="of:=AVERAGE([.B47:.U47])" office:value-type="float" office:value="0.76480596940218" calcext:value-type="float">
            <text:p>0.764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1549" calcext:value-type="float">
            <text:p>0.921549</text:p>
          </table:table-cell>
          <table:table-cell office:value-type="float" office:value="0.685835" calcext:value-type="float">
            <text:p>0.685835</text:p>
          </table:table-cell>
          <table:table-cell office:value-type="float" office:value="0.695059" calcext:value-type="float">
            <text:p>0.695059</text:p>
          </table:table-cell>
          <table:table-cell office:value-type="float" office:value="0.823392" calcext:value-type="float">
            <text:p>0.823392</text:p>
          </table:table-cell>
          <table:table-cell office:value-type="float" office:value="0.786152" calcext:value-type="float">
            <text:p>0.786152</text:p>
          </table:table-cell>
          <table:table-cell office:value-type="float" office:value="0.832449312" calcext:value-type="float">
            <text:p>0.832449</text:p>
          </table:table-cell>
          <table:table-cell office:value-type="float" office:value="0.94100289939" calcext:value-type="float">
            <text:p>0.941003</text:p>
          </table:table-cell>
          <table:table-cell office:value-type="float" office:value="0.693379185" calcext:value-type="float">
            <text:p>0.693379</text:p>
          </table:table-cell>
          <table:table-cell office:value-type="float" office:value="0.931686039" calcext:value-type="float">
            <text:p>0.931686</text:p>
          </table:table-cell>
          <table:table-cell office:value-type="float" office:value="0.693379185" calcext:value-type="float">
            <text:p>0.693379</text:p>
          </table:table-cell>
          <table:table-cell office:value-type="float" office:value="0.700619472" calcext:value-type="float">
            <text:p>0.700619</text:p>
          </table:table-cell>
          <table:table-cell office:value-type="float" office:value="0.70762566672" calcext:value-type="float">
            <text:p>0.707626</text:p>
          </table:table-cell>
          <table:table-cell office:value-type="float" office:value="0.83827892736" calcext:value-type="float">
            <text:p>0.838279</text:p>
          </table:table-cell>
          <table:table-cell office:value-type="float" office:value="0.792441216" calcext:value-type="float">
            <text:p>0.792441</text:p>
          </table:table-cell>
          <table:table-cell office:value-type="float" office:value="0.829979136" calcext:value-type="float">
            <text:p>0.829979</text:p>
          </table:table-cell>
          <table:table-cell office:value-type="float" office:value="0.789296608" calcext:value-type="float">
            <text:p>0.789297</text:p>
          </table:table-cell>
          <table:table-cell office:value-type="float" office:value="0.925235196" calcext:value-type="float">
            <text:p>0.925235</text:p>
          </table:table-cell>
          <table:table-cell office:value-type="float" office:value="0.68857834" calcext:value-type="float">
            <text:p>0.688578</text:p>
          </table:table-cell>
          <table:table-cell office:value-type="float" office:value="0.70481762836" calcext:value-type="float">
            <text:p>0.704818</text:p>
          </table:table-cell>
          <table:table-cell office:value-type="float" office:value="0.7118658046436" calcext:value-type="float">
            <text:p>0.711866</text:p>
          </table:table-cell>
          <table:table-cell table:formula="of:=AVERAGE([.B48:.U48])" office:value-type="float" office:value="0.78463108077368" calcext:value-type="float">
            <text:p>0.7846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4489" calcext:value-type="float">
            <text:p>0.784489</text:p>
          </table:table-cell>
          <table:table-cell office:value-type="float" office:value="0.775781" calcext:value-type="float">
            <text:p>0.775781</text:p>
          </table:table-cell>
          <table:table-cell office:value-type="float" office:value="0.704534" calcext:value-type="float">
            <text:p>0.704534</text:p>
          </table:table-cell>
          <table:table-cell office:value-type="float" office:value="1.094597" calcext:value-type="float">
            <text:p>1.094597</text:p>
          </table:table-cell>
          <table:table-cell office:value-type="float" office:value="0.770894" calcext:value-type="float">
            <text:p>0.770894</text:p>
          </table:table-cell>
          <table:table-cell office:value-type="float" office:value="1.106637567" calcext:value-type="float">
            <text:p>1.106638</text:p>
          </table:table-cell>
          <table:table-cell office:value-type="float" office:value="0.80104956279" calcext:value-type="float">
            <text:p>0.801050</text:p>
          </table:table-cell>
          <table:table-cell office:value-type="float" office:value="0.784314591" calcext:value-type="float">
            <text:p>0.784315</text:p>
          </table:table-cell>
          <table:table-cell office:value-type="float" office:value="0.793118379" calcext:value-type="float">
            <text:p>0.793118</text:p>
          </table:table-cell>
          <table:table-cell office:value-type="float" office:value="0.784314591" calcext:value-type="float">
            <text:p>0.784315</text:p>
          </table:table-cell>
          <table:table-cell office:value-type="float" office:value="0.710170272" calcext:value-type="float">
            <text:p>0.710170</text:p>
          </table:table-cell>
          <table:table-cell office:value-type="float" office:value="0.71727197472" calcext:value-type="float">
            <text:p>0.717272</text:p>
          </table:table-cell>
          <table:table-cell office:value-type="float" office:value="1.11438731376" calcext:value-type="float">
            <text:p>1.114387</text:p>
          </table:table-cell>
          <table:table-cell office:value-type="float" office:value="0.777061152" calcext:value-type="float">
            <text:p>0.777061</text:p>
          </table:table-cell>
          <table:table-cell office:value-type="float" office:value="1.103353776" calcext:value-type="float">
            <text:p>1.103354</text:p>
          </table:table-cell>
          <table:table-cell office:value-type="float" office:value="0.773977576" calcext:value-type="float">
            <text:p>0.773978</text:p>
          </table:table-cell>
          <table:table-cell office:value-type="float" office:value="0.787626956" calcext:value-type="float">
            <text:p>0.787627</text:p>
          </table:table-cell>
          <table:table-cell office:value-type="float" office:value="0.778884124" calcext:value-type="float">
            <text:p>0.778884</text:p>
          </table:table-cell>
          <table:table-cell office:value-type="float" office:value="0.71442565736" calcext:value-type="float">
            <text:p>0.714426</text:p>
          </table:table-cell>
          <table:table-cell office:value-type="float" office:value="0.7215699139336" calcext:value-type="float">
            <text:p>0.721570</text:p>
          </table:table-cell>
          <table:table-cell table:formula="of:=AVERAGE([.B49:.U49])" office:value-type="float" office:value="0.82992292032818" calcext:value-type="float">
            <text:p>0.8299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2031" calcext:value-type="float">
            <text:p>1.092031</text:p>
          </table:table-cell>
          <table:table-cell office:value-type="float" office:value="0.931443" calcext:value-type="float">
            <text:p>0.931443</text:p>
          </table:table-cell>
          <table:table-cell office:value-type="float" office:value="1.221581" calcext:value-type="float">
            <text:p>1.221581</text:p>
          </table:table-cell>
          <table:table-cell office:value-type="float" office:value="1.159912" calcext:value-type="float">
            <text:p>1.159912</text:p>
          </table:table-cell>
          <table:table-cell office:value-type="float" office:value="1.292935" calcext:value-type="float">
            <text:p>1.292935</text:p>
          </table:table-cell>
          <table:table-cell office:value-type="float" office:value="1.172671032" calcext:value-type="float">
            <text:p>1.172671</text:p>
          </table:table-cell>
          <table:table-cell office:value-type="float" office:value="1.11508377441" calcext:value-type="float">
            <text:p>1.115084</text:p>
          </table:table-cell>
          <table:table-cell office:value-type="float" office:value="0.941688873" calcext:value-type="float">
            <text:p>0.941689</text:p>
          </table:table-cell>
          <table:table-cell office:value-type="float" office:value="1.104043341" calcext:value-type="float">
            <text:p>1.104043</text:p>
          </table:table-cell>
          <table:table-cell office:value-type="float" office:value="0.941688873" calcext:value-type="float">
            <text:p>0.941689</text:p>
          </table:table-cell>
          <table:table-cell office:value-type="float" office:value="1.231353648" calcext:value-type="float">
            <text:p>1.231354</text:p>
          </table:table-cell>
          <table:table-cell office:value-type="float" office:value="1.24366718448" calcext:value-type="float">
            <text:p>1.243667</text:p>
          </table:table-cell>
          <table:table-cell office:value-type="float" office:value="1.18088320896" calcext:value-type="float">
            <text:p>1.180883</text:p>
          </table:table-cell>
          <table:table-cell office:value-type="float" office:value="1.30327848" calcext:value-type="float">
            <text:p>1.303278</text:p>
          </table:table-cell>
          <table:table-cell office:value-type="float" office:value="1.169191296" calcext:value-type="float">
            <text:p>1.169191</text:p>
          </table:table-cell>
          <table:table-cell office:value-type="float" office:value="1.29810674" calcext:value-type="float">
            <text:p>1.298107</text:p>
          </table:table-cell>
          <table:table-cell office:value-type="float" office:value="1.096399124" calcext:value-type="float">
            <text:p>1.096399</text:p>
          </table:table-cell>
          <table:table-cell office:value-type="float" office:value="0.935168772" calcext:value-type="float">
            <text:p>0.935169</text:p>
          </table:table-cell>
          <table:table-cell office:value-type="float" office:value="1.23873199724" calcext:value-type="float">
            <text:p>1.238732</text:p>
          </table:table-cell>
          <table:table-cell office:value-type="float" office:value="1.2511193172124" calcext:value-type="float">
            <text:p>1.251119</text:p>
          </table:table-cell>
          <table:table-cell table:formula="of:=AVERAGE([.B50:.U50])" office:value-type="float" office:value="1.14604888306512" calcext:value-type="float">
            <text:p>1.146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34281" calcext:value-type="float">
            <text:p>1.034281</text:p>
          </table:table-cell>
          <table:table-cell office:value-type="float" office:value="1.480955" calcext:value-type="float">
            <text:p>1.480955</text:p>
          </table:table-cell>
          <table:table-cell office:value-type="float" office:value="0.734229" calcext:value-type="float">
            <text:p>0.734229</text:p>
          </table:table-cell>
          <table:table-cell office:value-type="float" office:value="1.048637" calcext:value-type="float">
            <text:p>1.048637</text:p>
          </table:table-cell>
          <table:table-cell office:value-type="float" office:value="0.710423" calcext:value-type="float">
            <text:p>0.710423</text:p>
          </table:table-cell>
          <table:table-cell office:value-type="float" office:value="1.060172007" calcext:value-type="float">
            <text:p>1.060172</text:p>
          </table:table-cell>
          <table:table-cell office:value-type="float" office:value="1.05611467191" calcext:value-type="float">
            <text:p>1.056115</text:p>
          </table:table-cell>
          <table:table-cell office:value-type="float" office:value="1.497245505" calcext:value-type="float">
            <text:p>1.497246</text:p>
          </table:table-cell>
          <table:table-cell office:value-type="float" office:value="1.045658091" calcext:value-type="float">
            <text:p>1.045658</text:p>
          </table:table-cell>
          <table:table-cell office:value-type="float" office:value="1.497245505" calcext:value-type="float">
            <text:p>1.497246</text:p>
          </table:table-cell>
          <table:table-cell office:value-type="float" office:value="0.740102832" calcext:value-type="float">
            <text:p>0.740103</text:p>
          </table:table-cell>
          <table:table-cell office:value-type="float" office:value="0.74750386032" calcext:value-type="float">
            <text:p>0.747504</text:p>
          </table:table-cell>
          <table:table-cell office:value-type="float" office:value="1.06759635696" calcext:value-type="float">
            <text:p>1.067596</text:p>
          </table:table-cell>
          <table:table-cell office:value-type="float" office:value="0.716106384" calcext:value-type="float">
            <text:p>0.716106</text:p>
          </table:table-cell>
          <table:table-cell office:value-type="float" office:value="1.057026096" calcext:value-type="float">
            <text:p>1.057026</text:p>
          </table:table-cell>
          <table:table-cell office:value-type="float" office:value="0.713264692" calcext:value-type="float">
            <text:p>0.713265</text:p>
          </table:table-cell>
          <table:table-cell office:value-type="float" office:value="1.038418124" calcext:value-type="float">
            <text:p>1.038418</text:p>
          </table:table-cell>
          <table:table-cell office:value-type="float" office:value="1.48687882" calcext:value-type="float">
            <text:p>1.486879</text:p>
          </table:table-cell>
          <table:table-cell office:value-type="float" office:value="0.74453757516" calcext:value-type="float">
            <text:p>0.744538</text:p>
          </table:table-cell>
          <table:table-cell office:value-type="float" office:value="0.7519829509116" calcext:value-type="float">
            <text:p>0.751983</text:p>
          </table:table-cell>
          <table:table-cell table:formula="of:=AVERAGE([.B51:.U51])" office:value-type="float" office:value="1.01141892356308" calcext:value-type="float">
            <text:p>1.0114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4217" calcext:value-type="float">
            <text:p>0.554217</text:p>
          </table:table-cell>
          <table:table-cell office:value-type="float" office:value="1.086208" calcext:value-type="float">
            <text:p>1.086208</text:p>
          </table:table-cell>
          <table:table-cell office:value-type="float" office:value="0.616838" calcext:value-type="float">
            <text:p>0.616838</text:p>
          </table:table-cell>
          <table:table-cell office:value-type="float" office:value="0.600872" calcext:value-type="float">
            <text:p>0.600872</text:p>
          </table:table-cell>
          <table:table-cell office:value-type="float" office:value="0.652546" calcext:value-type="float">
            <text:p>0.652546</text:p>
          </table:table-cell>
          <table:table-cell office:value-type="float" office:value="0.607481592" calcext:value-type="float">
            <text:p>0.607482</text:p>
          </table:table-cell>
          <table:table-cell office:value-type="float" office:value="0.56591652087" calcext:value-type="float">
            <text:p>0.565917</text:p>
          </table:table-cell>
          <table:table-cell office:value-type="float" office:value="1.098156288" calcext:value-type="float">
            <text:p>1.098156</text:p>
          </table:table-cell>
          <table:table-cell office:value-type="float" office:value="0.560313387" calcext:value-type="float">
            <text:p>0.560313</text:p>
          </table:table-cell>
          <table:table-cell office:value-type="float" office:value="1.098156288" calcext:value-type="float">
            <text:p>1.098156</text:p>
          </table:table-cell>
          <table:table-cell office:value-type="float" office:value="0.621772704" calcext:value-type="float">
            <text:p>0.621773</text:p>
          </table:table-cell>
          <table:table-cell office:value-type="float" office:value="0.62799043104" calcext:value-type="float">
            <text:p>0.627990</text:p>
          </table:table-cell>
          <table:table-cell office:value-type="float" office:value="0.61173576576" calcext:value-type="float">
            <text:p>0.611736</text:p>
          </table:table-cell>
          <table:table-cell office:value-type="float" office:value="0.657766368" calcext:value-type="float">
            <text:p>0.657766</text:p>
          </table:table-cell>
          <table:table-cell office:value-type="float" office:value="0.605678976" calcext:value-type="float">
            <text:p>0.605679</text:p>
          </table:table-cell>
          <table:table-cell office:value-type="float" office:value="0.655156184" calcext:value-type="float">
            <text:p>0.655156</text:p>
          </table:table-cell>
          <table:table-cell office:value-type="float" office:value="0.556433868" calcext:value-type="float">
            <text:p>0.556434</text:p>
          </table:table-cell>
          <table:table-cell office:value-type="float" office:value="1.090552832" calcext:value-type="float">
            <text:p>1.090553</text:p>
          </table:table-cell>
          <table:table-cell office:value-type="float" office:value="0.62549840552" calcext:value-type="float">
            <text:p>0.625498</text:p>
          </table:table-cell>
          <table:table-cell office:value-type="float" office:value="0.6317533895752" calcext:value-type="float">
            <text:p>0.631753</text:p>
          </table:table-cell>
          <table:table-cell table:formula="of:=AVERAGE([.B52:.U52])" office:value-type="float" office:value="0.70625219998826" calcext:value-type="float">
            <text:p>0.706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3631" calcext:value-type="float">
            <text:p>0.513631</text:p>
          </table:table-cell>
          <table:table-cell office:value-type="float" office:value="0.500208" calcext:value-type="float">
            <text:p>0.500208</text:p>
          </table:table-cell>
          <table:table-cell office:value-type="float" office:value="0.511972" calcext:value-type="float">
            <text:p>0.511972</text:p>
          </table:table-cell>
          <table:table-cell office:value-type="float" office:value="0.512046" calcext:value-type="float">
            <text:p>0.512046</text:p>
          </table:table-cell>
          <table:table-cell office:value-type="float" office:value="0.485051" calcext:value-type="float">
            <text:p>0.485051</text:p>
          </table:table-cell>
          <table:table-cell office:value-type="float" office:value="0.517678506" calcext:value-type="float">
            <text:p>0.517679</text:p>
          </table:table-cell>
          <table:table-cell office:value-type="float" office:value="0.52447375041" calcext:value-type="float">
            <text:p>0.524474</text:p>
          </table:table-cell>
          <table:table-cell office:value-type="float" office:value="0.505710288" calcext:value-type="float">
            <text:p>0.505710</text:p>
          </table:table-cell>
          <table:table-cell office:value-type="float" office:value="0.519280941" calcext:value-type="float">
            <text:p>0.519281</text:p>
          </table:table-cell>
          <table:table-cell office:value-type="float" office:value="0.505710288" calcext:value-type="float">
            <text:p>0.505710</text:p>
          </table:table-cell>
          <table:table-cell office:value-type="float" office:value="0.516067776" calcext:value-type="float">
            <text:p>0.516068</text:p>
          </table:table-cell>
          <table:table-cell office:value-type="float" office:value="0.52122845376" calcext:value-type="float">
            <text:p>0.521228</text:p>
          </table:table-cell>
          <table:table-cell office:value-type="float" office:value="0.52130379168" calcext:value-type="float">
            <text:p>0.521304</text:p>
          </table:table-cell>
          <table:table-cell office:value-type="float" office:value="0.488931408" calcext:value-type="float">
            <text:p>0.488931</text:p>
          </table:table-cell>
          <table:table-cell office:value-type="float" office:value="0.516142368" calcext:value-type="float">
            <text:p>0.516142</text:p>
          </table:table-cell>
          <table:table-cell office:value-type="float" office:value="0.486991204" calcext:value-type="float">
            <text:p>0.486991</text:p>
          </table:table-cell>
          <table:table-cell office:value-type="float" office:value="0.515685524" calcext:value-type="float">
            <text:p>0.515686</text:p>
          </table:table-cell>
          <table:table-cell office:value-type="float" office:value="0.502208832" calcext:value-type="float">
            <text:p>0.502209</text:p>
          </table:table-cell>
          <table:table-cell office:value-type="float" office:value="0.51916008688" calcext:value-type="float">
            <text:p>0.519160</text:p>
          </table:table-cell>
          <table:table-cell office:value-type="float" office:value="0.5243516877488" calcext:value-type="float">
            <text:p>0.524352</text:p>
          </table:table-cell>
          <table:table-cell table:formula="of:=AVERAGE([.B53:.U53])" office:value-type="float" office:value="0.51039164527394" calcext:value-type="float">
            <text:p>0.510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48253" calcext:value-type="float">
            <text:p>0.534825</text:p>
          </table:table-cell>
          <table:table-cell office:value-type="float" office:value="0.42487771" calcext:value-type="float">
            <text:p>0.424878</text:p>
          </table:table-cell>
          <table:table-cell office:value-type="float" office:value="0.41054682" calcext:value-type="float">
            <text:p>0.410547</text:p>
          </table:table-cell>
          <table:table-cell office:value-type="float" office:value="0.46466969" calcext:value-type="float">
            <text:p>0.464670</text:p>
          </table:table-cell>
          <table:table-cell office:value-type="float" office:value="0.42969844" calcext:value-type="float">
            <text:p>0.429698</text:p>
          </table:table-cell>
          <table:table-cell office:value-type="float" office:value="0.46978105659" calcext:value-type="float">
            <text:p>0.469781</text:p>
          </table:table-cell>
          <table:table-cell office:value-type="float" office:value="0.546115462083" calcext:value-type="float">
            <text:p>0.546115</text:p>
          </table:table-cell>
          <table:table-cell office:value-type="float" office:value="0.42955136481" calcext:value-type="float">
            <text:p>0.429551</text:p>
          </table:table-cell>
          <table:table-cell office:value-type="float" office:value="0.5407083783" calcext:value-type="float">
            <text:p>0.540708</text:p>
          </table:table-cell>
          <table:table-cell office:value-type="float" office:value="0.42955136481" calcext:value-type="float">
            <text:p>0.429551</text:p>
          </table:table-cell>
          <table:table-cell office:value-type="float" office:value="0.41383119456" calcext:value-type="float">
            <text:p>0.413831</text:p>
          </table:table-cell>
          <table:table-cell office:value-type="float" office:value="0.4179695065056" calcext:value-type="float">
            <text:p>0.417970</text:p>
          </table:table-cell>
          <table:table-cell office:value-type="float" office:value="0.4730709179952" calcext:value-type="float">
            <text:p>0.473071</text:p>
          </table:table-cell>
          <table:table-cell office:value-type="float" office:value="0.43313602752" calcext:value-type="float">
            <text:p>0.433136</text:p>
          </table:table-cell>
          <table:table-cell office:value-type="float" office:value="0.46838704752" calcext:value-type="float">
            <text:p>0.468387</text:p>
          </table:table-cell>
          <table:table-cell office:value-type="float" office:value="0.43141723376" calcext:value-type="float">
            <text:p>0.431417</text:p>
          </table:table-cell>
          <table:table-cell office:value-type="float" office:value="0.5369646012" calcext:value-type="float">
            <text:p>0.536965</text:p>
          </table:table-cell>
          <table:table-cell office:value-type="float" office:value="0.42657722084" calcext:value-type="float">
            <text:p>0.426577</text:p>
          </table:table-cell>
          <table:table-cell office:value-type="float" office:value="0.4163108973528" calcext:value-type="float">
            <text:p>0.416311</text:p>
          </table:table-cell>
          <table:table-cell office:value-type="float" office:value="0.420474006326328" calcext:value-type="float">
            <text:p>0.420474</text:p>
          </table:table-cell>
          <table:table-cell table:formula="of:=AVERAGE([.B54:.U54])" office:value-type="float" office:value="0.455923212008646" calcext:value-type="float">
            <text:p>0.4559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6894" calcext:value-type="float">
            <text:p>0.586894</text:p>
          </table:table-cell>
          <table:table-cell office:value-type="float" office:value="0.52579" calcext:value-type="float">
            <text:p>0.525790</text:p>
          </table:table-cell>
          <table:table-cell office:value-type="float" office:value="0.388197" calcext:value-type="float">
            <text:p>0.388197</text:p>
          </table:table-cell>
          <table:table-cell office:value-type="float" office:value="0.513122" calcext:value-type="float">
            <text:p>0.513122</text:p>
          </table:table-cell>
          <table:table-cell office:value-type="float" office:value="0.557814" calcext:value-type="float">
            <text:p>0.557814</text:p>
          </table:table-cell>
          <table:table-cell office:value-type="float" office:value="0.518766342" calcext:value-type="float">
            <text:p>0.518766</text:p>
          </table:table-cell>
          <table:table-cell office:value-type="float" office:value="0.59928333234" calcext:value-type="float">
            <text:p>0.599283</text:p>
          </table:table-cell>
          <table:table-cell office:value-type="float" office:value="0.53157369" calcext:value-type="float">
            <text:p>0.531574</text:p>
          </table:table-cell>
          <table:table-cell office:value-type="float" office:value="0.593349834" calcext:value-type="float">
            <text:p>0.593350</text:p>
          </table:table-cell>
          <table:table-cell office:value-type="float" office:value="0.53157369" calcext:value-type="float">
            <text:p>0.531574</text:p>
          </table:table-cell>
          <table:table-cell office:value-type="float" office:value="0.391302576" calcext:value-type="float">
            <text:p>0.391303</text:p>
          </table:table-cell>
          <table:table-cell office:value-type="float" office:value="0.39521560176" calcext:value-type="float">
            <text:p>0.395216</text:p>
          </table:table-cell>
          <table:table-cell office:value-type="float" office:value="0.52239924576" calcext:value-type="float">
            <text:p>0.522399</text:p>
          </table:table-cell>
          <table:table-cell office:value-type="float" office:value="0.562276512" calcext:value-type="float">
            <text:p>0.562277</text:p>
          </table:table-cell>
          <table:table-cell office:value-type="float" office:value="0.517226976" calcext:value-type="float">
            <text:p>0.517227</text:p>
          </table:table-cell>
          <table:table-cell office:value-type="float" office:value="0.560045256" calcext:value-type="float">
            <text:p>0.560045</text:p>
          </table:table-cell>
          <table:table-cell office:value-type="float" office:value="0.589241576" calcext:value-type="float">
            <text:p>0.589242</text:p>
          </table:table-cell>
          <table:table-cell office:value-type="float" office:value="0.52789316" calcext:value-type="float">
            <text:p>0.527893</text:p>
          </table:table-cell>
          <table:table-cell office:value-type="float" office:value="0.39364728588" calcext:value-type="float">
            <text:p>0.393647</text:p>
          </table:table-cell>
          <table:table-cell office:value-type="float" office:value="0.3975837587388" calcext:value-type="float">
            <text:p>0.397584</text:p>
          </table:table-cell>
          <table:table-cell table:formula="of:=AVERAGE([.B55:.U55])" office:value-type="float" office:value="0.51015979182394" calcext:value-type="float">
            <text:p>0.5101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7864" calcext:value-type="float">
            <text:p>0.487864</text:p>
          </table:table-cell>
          <table:table-cell office:value-type="float" office:value="0.354615" calcext:value-type="float">
            <text:p>0.354615</text:p>
          </table:table-cell>
          <table:table-cell office:value-type="float" office:value="0.3519" calcext:value-type="float">
            <text:p>0.351900</text:p>
          </table:table-cell>
          <table:table-cell office:value-type="float" office:value="0.49144" calcext:value-type="float">
            <text:p>0.491440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0.49684584" calcext:value-type="float">
            <text:p>0.496846</text:p>
          </table:table-cell>
          <table:table-cell office:value-type="float" office:value="0.49816280904" calcext:value-type="float">
            <text:p>0.498163</text:p>
          </table:table-cell>
          <table:table-cell office:value-type="float" office:value="0.358515765" calcext:value-type="float">
            <text:p>0.358516</text:p>
          </table:table-cell>
          <table:table-cell office:value-type="float" office:value="0.493230504" calcext:value-type="float">
            <text:p>0.493231</text:p>
          </table:table-cell>
          <table:table-cell office:value-type="float" office:value="0.358515765" calcext:value-type="float">
            <text:p>0.358516</text:p>
          </table:table-cell>
          <table:table-cell office:value-type="float" office:value="0.3547152" calcext:value-type="float">
            <text:p>0.354715</text:p>
          </table:table-cell>
          <table:table-cell office:value-type="float" office:value="0.358262352" calcext:value-type="float">
            <text:p>0.358262</text:p>
          </table:table-cell>
          <table:table-cell office:value-type="float" office:value="0.5003252352" calcext:value-type="float">
            <text:p>0.500325</text:p>
          </table:table-cell>
          <table:table-cell office:value-type="float" office:value="0.423023328" calcext:value-type="float">
            <text:p>0.423023</text:p>
          </table:table-cell>
          <table:table-cell office:value-type="float" office:value="0.49537152" calcext:value-type="float">
            <text:p>0.495372</text:p>
          </table:table-cell>
          <table:table-cell office:value-type="float" office:value="0.421344664" calcext:value-type="float">
            <text:p>0.421345</text:p>
          </table:table-cell>
          <table:table-cell office:value-type="float" office:value="0.489815456" calcext:value-type="float">
            <text:p>0.489815</text:p>
          </table:table-cell>
          <table:table-cell office:value-type="float" office:value="0.35603346" calcext:value-type="float">
            <text:p>0.356033</text:p>
          </table:table-cell>
          <table:table-cell office:value-type="float" office:value="0.356840676" calcext:value-type="float">
            <text:p>0.356841</text:p>
          </table:table-cell>
          <table:table-cell office:value-type="float" office:value="0.36040908276" calcext:value-type="float">
            <text:p>0.360409</text:p>
          </table:table-cell>
          <table:table-cell table:formula="of:=AVERAGE([.B56:.U56])" office:value-type="float" office:value="0.42134483285" calcext:value-type="float">
            <text:p>0.4213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5099" calcext:value-type="float">
            <text:p>0.625099</text:p>
          </table:table-cell>
          <table:table-cell office:value-type="float" office:value="0.586728" calcext:value-type="float">
            <text:p>0.586728</text:p>
          </table:table-cell>
          <table:table-cell office:value-type="float" office:value="0.372418" calcext:value-type="float">
            <text:p>0.372418</text:p>
          </table:table-cell>
          <table:table-cell office:value-type="float" office:value="0.457999" calcext:value-type="float">
            <text:p>0.457999</text:p>
          </table:table-cell>
          <table:table-cell office:value-type="float" office:value="0.424959" calcext:value-type="float">
            <text:p>0.424959</text:p>
          </table:table-cell>
          <table:table-cell office:value-type="float" office:value="0.463036989" calcext:value-type="float">
            <text:p>0.463037</text:p>
          </table:table-cell>
          <table:table-cell office:value-type="float" office:value="0.63829483989" calcext:value-type="float">
            <text:p>0.638295</text:p>
          </table:table-cell>
          <table:table-cell office:value-type="float" office:value="0.593182008" calcext:value-type="float">
            <text:p>0.593182</text:p>
          </table:table-cell>
          <table:table-cell office:value-type="float" office:value="0.631975089" calcext:value-type="float">
            <text:p>0.631975</text:p>
          </table:table-cell>
          <table:table-cell office:value-type="float" office:value="0.593182008" calcext:value-type="float">
            <text:p>0.593182</text:p>
          </table:table-cell>
          <table:table-cell office:value-type="float" office:value="0.375397344" calcext:value-type="float">
            <text:p>0.375397</text:p>
          </table:table-cell>
          <table:table-cell office:value-type="float" office:value="0.37915131744" calcext:value-type="float">
            <text:p>0.379151</text:p>
          </table:table-cell>
          <table:table-cell office:value-type="float" office:value="0.46627962192" calcext:value-type="float">
            <text:p>0.466280</text:p>
          </table:table-cell>
          <table:table-cell office:value-type="float" office:value="0.428358672" calcext:value-type="float">
            <text:p>0.428359</text:p>
          </table:table-cell>
          <table:table-cell office:value-type="float" office:value="0.461662992" calcext:value-type="float">
            <text:p>0.461663</text:p>
          </table:table-cell>
          <table:table-cell office:value-type="float" office:value="0.426658836" calcext:value-type="float">
            <text:p>0.426659</text:p>
          </table:table-cell>
          <table:table-cell office:value-type="float" office:value="0.627599396" calcext:value-type="float">
            <text:p>0.627599</text:p>
          </table:table-cell>
          <table:table-cell office:value-type="float" office:value="0.589074912" calcext:value-type="float">
            <text:p>0.589075</text:p>
          </table:table-cell>
          <table:table-cell office:value-type="float" office:value="0.37764674872" calcext:value-type="float">
            <text:p>0.377647</text:p>
          </table:table-cell>
          <table:table-cell office:value-type="float" office:value="0.3814232162072" calcext:value-type="float">
            <text:p>0.381423</text:p>
          </table:table-cell>
          <table:table-cell table:formula="of:=AVERAGE([.B57:.U57])" office:value-type="float" office:value="0.49500634950886" calcext:value-type="float">
            <text:p>0.495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71981" calcext:value-type="float">
            <text:p>0.571981</text:p>
          </table:table-cell>
          <table:table-cell office:value-type="float" office:value="0.432598" calcext:value-type="float">
            <text:p>0.432598</text:p>
          </table:table-cell>
          <table:table-cell office:value-type="float" office:value="0.39792" calcext:value-type="float">
            <text:p>0.397920</text:p>
          </table:table-cell>
          <table:table-cell office:value-type="float" office:value="0.421369" calcext:value-type="float">
            <text:p>0.421369</text:p>
          </table:table-cell>
          <table:table-cell office:value-type="float" office:value="0.520191" calcext:value-type="float">
            <text:p>0.520191</text:p>
          </table:table-cell>
          <table:table-cell office:value-type="float" office:value="0.426004059" calcext:value-type="float">
            <text:p>0.426004</text:p>
          </table:table-cell>
          <table:table-cell office:value-type="float" office:value="0.58405551891" calcext:value-type="float">
            <text:p>0.584056</text:p>
          </table:table-cell>
          <table:table-cell office:value-type="float" office:value="0.437356578" calcext:value-type="float">
            <text:p>0.437357</text:p>
          </table:table-cell>
          <table:table-cell office:value-type="float" office:value="0.578272791" calcext:value-type="float">
            <text:p>0.578273</text:p>
          </table:table-cell>
          <table:table-cell office:value-type="float" office:value="0.437356578" calcext:value-type="float">
            <text:p>0.437357</text:p>
          </table:table-cell>
          <table:table-cell office:value-type="float" office:value="0.40110336" calcext:value-type="float">
            <text:p>0.401103</text:p>
          </table:table-cell>
          <table:table-cell office:value-type="float" office:value="0.4051143936" calcext:value-type="float">
            <text:p>0.405114</text:p>
          </table:table-cell>
          <table:table-cell office:value-type="float" office:value="0.42898735152" calcext:value-type="float">
            <text:p>0.428987</text:p>
          </table:table-cell>
          <table:table-cell office:value-type="float" office:value="0.524352528" calcext:value-type="float">
            <text:p>0.524353</text:p>
          </table:table-cell>
          <table:table-cell office:value-type="float" office:value="0.424739952" calcext:value-type="float">
            <text:p>0.424740</text:p>
          </table:table-cell>
          <table:table-cell office:value-type="float" office:value="0.522271764" calcext:value-type="float">
            <text:p>0.522272</text:p>
          </table:table-cell>
          <table:table-cell office:value-type="float" office:value="0.574268924" calcext:value-type="float">
            <text:p>0.574269</text:p>
          </table:table-cell>
          <table:table-cell office:value-type="float" office:value="0.434328392" calcext:value-type="float">
            <text:p>0.434328</text:p>
          </table:table-cell>
          <table:table-cell office:value-type="float" office:value="0.4035067968" calcext:value-type="float">
            <text:p>0.403507</text:p>
          </table:table-cell>
          <table:table-cell office:value-type="float" office:value="0.407541864768" calcext:value-type="float">
            <text:p>0.407542</text:p>
          </table:table-cell>
          <table:table-cell table:formula="of:=AVERAGE([.B58:.U58])" office:value-type="float" office:value="0.4666659925799" calcext:value-type="float">
            <text:p>0.4666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3583" calcext:value-type="float">
            <text:p>0.553583</text:p>
          </table:table-cell>
          <table:table-cell office:value-type="float" office:value="0.447098" calcext:value-type="float">
            <text:p>0.447098</text:p>
          </table:table-cell>
          <table:table-cell office:value-type="float" office:value="0.425195" calcext:value-type="float">
            <text:p>0.425195</text:p>
          </table:table-cell>
          <table:table-cell office:value-type="float" office:value="0.438787" calcext:value-type="float">
            <text:p>0.438787</text:p>
          </table:table-cell>
          <table:table-cell office:value-type="float" office:value="0.462248" calcext:value-type="float">
            <text:p>0.462248</text:p>
          </table:table-cell>
          <table:table-cell office:value-type="float" office:value="0.443613657" calcext:value-type="float">
            <text:p>0.443614</text:p>
          </table:table-cell>
          <table:table-cell office:value-type="float" office:value="0.56526913713" calcext:value-type="float">
            <text:p>0.565269</text:p>
          </table:table-cell>
          <table:table-cell office:value-type="float" office:value="0.452016078" calcext:value-type="float">
            <text:p>0.452016</text:p>
          </table:table-cell>
          <table:table-cell office:value-type="float" office:value="0.559672413" calcext:value-type="float">
            <text:p>0.559672</text:p>
          </table:table-cell>
          <table:table-cell office:value-type="float" office:value="0.452016078" calcext:value-type="float">
            <text:p>0.452016</text:p>
          </table:table-cell>
          <table:table-cell office:value-type="float" office:value="0.42859656" calcext:value-type="float">
            <text:p>0.428597</text:p>
          </table:table-cell>
          <table:table-cell office:value-type="float" office:value="0.4328825256" calcext:value-type="float">
            <text:p>0.432883</text:p>
          </table:table-cell>
          <table:table-cell office:value-type="float" office:value="0.44672026896" calcext:value-type="float">
            <text:p>0.446720</text:p>
          </table:table-cell>
          <table:table-cell office:value-type="float" office:value="0.465945984" calcext:value-type="float">
            <text:p>0.465946</text:p>
          </table:table-cell>
          <table:table-cell office:value-type="float" office:value="0.442297296" calcext:value-type="float">
            <text:p>0.442297</text:p>
          </table:table-cell>
          <table:table-cell office:value-type="float" office:value="0.464096992" calcext:value-type="float">
            <text:p>0.464097</text:p>
          </table:table-cell>
          <table:table-cell office:value-type="float" office:value="0.555797332" calcext:value-type="float">
            <text:p>0.555797</text:p>
          </table:table-cell>
          <table:table-cell office:value-type="float" office:value="0.448886392" calcext:value-type="float">
            <text:p>0.448886</text:p>
          </table:table-cell>
          <table:table-cell office:value-type="float" office:value="0.4311647378" calcext:value-type="float">
            <text:p>0.431165</text:p>
          </table:table-cell>
          <table:table-cell office:value-type="float" office:value="0.435476385178" calcext:value-type="float">
            <text:p>0.435476</text:p>
          </table:table-cell>
          <table:table-cell table:formula="of:=AVERAGE([.B59:.U59])" office:value-type="float" office:value="0.4675681418334" calcext:value-type="float">
            <text:p>0.4675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5391" calcext:value-type="float">
            <text:p>0.625391</text:p>
          </table:table-cell>
          <table:table-cell office:value-type="float" office:value="0.533537" calcext:value-type="float">
            <text:p>0.533537</text:p>
          </table:table-cell>
          <table:table-cell office:value-type="float" office:value="0.485259" calcext:value-type="float">
            <text:p>0.485259</text:p>
          </table:table-cell>
          <table:table-cell office:value-type="float" office:value="0.650356" calcext:value-type="float">
            <text:p>0.650356</text:p>
          </table:table-cell>
          <table:table-cell office:value-type="float" office:value="0.480315" calcext:value-type="float">
            <text:p>0.480315</text:p>
          </table:table-cell>
          <table:table-cell office:value-type="float" office:value="0.657509916" calcext:value-type="float">
            <text:p>0.657510</text:p>
          </table:table-cell>
          <table:table-cell office:value-type="float" office:value="0.63859300401" calcext:value-type="float">
            <text:p>0.638593</text:p>
          </table:table-cell>
          <table:table-cell office:value-type="float" office:value="0.539405907" calcext:value-type="float">
            <text:p>0.539406</text:p>
          </table:table-cell>
          <table:table-cell office:value-type="float" office:value="0.632270301" calcext:value-type="float">
            <text:p>0.632270</text:p>
          </table:table-cell>
          <table:table-cell office:value-type="float" office:value="0.539405907" calcext:value-type="float">
            <text:p>0.539406</text:p>
          </table:table-cell>
          <table:table-cell office:value-type="float" office:value="0.489141072" calcext:value-type="float">
            <text:p>0.489141</text:p>
          </table:table-cell>
          <table:table-cell office:value-type="float" office:value="0.49403248272" calcext:value-type="float">
            <text:p>0.494032</text:p>
          </table:table-cell>
          <table:table-cell office:value-type="float" office:value="0.66211443648" calcext:value-type="float">
            <text:p>0.662114</text:p>
          </table:table-cell>
          <table:table-cell office:value-type="float" office:value="0.48415752" calcext:value-type="float">
            <text:p>0.484158</text:p>
          </table:table-cell>
          <table:table-cell office:value-type="float" office:value="0.655558848" calcext:value-type="float">
            <text:p>0.655559</text:p>
          </table:table-cell>
          <table:table-cell office:value-type="float" office:value="0.48223626" calcext:value-type="float">
            <text:p>0.482236</text:p>
          </table:table-cell>
          <table:table-cell office:value-type="float" office:value="0.627892564" calcext:value-type="float">
            <text:p>0.627893</text:p>
          </table:table-cell>
          <table:table-cell office:value-type="float" office:value="0.535671148" calcext:value-type="float">
            <text:p>0.535671</text:p>
          </table:table-cell>
          <table:table-cell office:value-type="float" office:value="0.49207203636" calcext:value-type="float">
            <text:p>0.492072</text:p>
          </table:table-cell>
          <table:table-cell office:value-type="float" office:value="0.4969927567236" calcext:value-type="float">
            <text:p>0.496993</text:p>
          </table:table-cell>
          <table:table-cell table:formula="of:=AVERAGE([.B60:.U60])" office:value-type="float" office:value="0.56009560796468" calcext:value-type="float">
            <text:p>0.5600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1574" calcext:value-type="float">
            <text:p>0.621574</text:p>
          </table:table-cell>
          <table:table-cell office:value-type="float" office:value="0.493891" calcext:value-type="float">
            <text:p>0.493891</text:p>
          </table:table-cell>
          <table:table-cell office:value-type="float" office:value="0.505395" calcext:value-type="float">
            <text:p>0.505395</text:p>
          </table:table-cell>
          <table:table-cell office:value-type="float" office:value="0.500403" calcext:value-type="float">
            <text:p>0.500403</text:p>
          </table:table-cell>
          <table:table-cell office:value-type="float" office:value="0.606929" calcext:value-type="float">
            <text:p>0.606929</text:p>
          </table:table-cell>
          <table:table-cell office:value-type="float" office:value="0.505907433" calcext:value-type="float">
            <text:p>0.505907</text:p>
          </table:table-cell>
          <table:table-cell office:value-type="float" office:value="0.63469542714" calcext:value-type="float">
            <text:p>0.634695</text:p>
          </table:table-cell>
          <table:table-cell office:value-type="float" office:value="0.499323801" calcext:value-type="float">
            <text:p>0.499324</text:p>
          </table:table-cell>
          <table:table-cell office:value-type="float" office:value="0.628411314" calcext:value-type="float">
            <text:p>0.628411</text:p>
          </table:table-cell>
          <table:table-cell office:value-type="float" office:value="0.499323801" calcext:value-type="float">
            <text:p>0.499324</text:p>
          </table:table-cell>
          <table:table-cell office:value-type="float" office:value="0.50943816" calcext:value-type="float">
            <text:p>0.509438</text:p>
          </table:table-cell>
          <table:table-cell office:value-type="float" office:value="0.5145325416" calcext:value-type="float">
            <text:p>0.514533</text:p>
          </table:table-cell>
          <table:table-cell office:value-type="float" office:value="0.50945028624" calcext:value-type="float">
            <text:p>0.509450</text:p>
          </table:table-cell>
          <table:table-cell office:value-type="float" office:value="0.611784432" calcext:value-type="float">
            <text:p>0.611784</text:p>
          </table:table-cell>
          <table:table-cell office:value-type="float" office:value="0.504406224" calcext:value-type="float">
            <text:p>0.504406</text:p>
          </table:table-cell>
          <table:table-cell office:value-type="float" office:value="0.609356716" calcext:value-type="float">
            <text:p>0.609357</text:p>
          </table:table-cell>
          <table:table-cell office:value-type="float" office:value="0.624060296" calcext:value-type="float">
            <text:p>0.624060</text:p>
          </table:table-cell>
          <table:table-cell office:value-type="float" office:value="0.495866564" calcext:value-type="float">
            <text:p>0.495867</text:p>
          </table:table-cell>
          <table:table-cell office:value-type="float" office:value="0.5124907458" calcext:value-type="float">
            <text:p>0.512491</text:p>
          </table:table-cell>
          <table:table-cell office:value-type="float" office:value="0.517615653258" calcext:value-type="float">
            <text:p>0.517616</text:p>
          </table:table-cell>
          <table:table-cell table:formula="of:=AVERAGE([.B61:.U61])" office:value-type="float" office:value="0.5452427697519" calcext:value-type="float">
            <text:p>0.5452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5016" calcext:value-type="float">
            <text:p>0.665016</text:p>
          </table:table-cell>
          <table:table-cell office:value-type="float" office:value="0.55908" calcext:value-type="float">
            <text:p>0.559080</text:p>
          </table:table-cell>
          <table:table-cell office:value-type="float" office:value="0.494513" calcext:value-type="float">
            <text:p>0.494513</text:p>
          </table:table-cell>
          <table:table-cell office:value-type="float" office:value="0.504097" calcext:value-type="float">
            <text:p>0.504097</text:p>
          </table:table-cell>
          <table:table-cell office:value-type="float" office:value="0.568958" calcext:value-type="float">
            <text:p>0.568958</text:p>
          </table:table-cell>
          <table:table-cell office:value-type="float" office:value="0.509642067" calcext:value-type="float">
            <text:p>0.509642</text:p>
          </table:table-cell>
          <table:table-cell office:value-type="float" office:value="0.67905448776" calcext:value-type="float">
            <text:p>0.679054</text:p>
          </table:table-cell>
          <table:table-cell office:value-type="float" office:value="0.56522988" calcext:value-type="float">
            <text:p>0.565230</text:p>
          </table:table-cell>
          <table:table-cell office:value-type="float" office:value="0.672331176" calcext:value-type="float">
            <text:p>0.672331</text:p>
          </table:table-cell>
          <table:table-cell office:value-type="float" office:value="0.56522988" calcext:value-type="float">
            <text:p>0.565230</text:p>
          </table:table-cell>
          <table:table-cell office:value-type="float" office:value="0.498469104" calcext:value-type="float">
            <text:p>0.498469</text:p>
          </table:table-cell>
          <table:table-cell office:value-type="float" office:value="0.50345379504" calcext:value-type="float">
            <text:p>0.503454</text:p>
          </table:table-cell>
          <table:table-cell office:value-type="float" office:value="0.51321107376" calcext:value-type="float">
            <text:p>0.513211</text:p>
          </table:table-cell>
          <table:table-cell office:value-type="float" office:value="0.573509664" calcext:value-type="float">
            <text:p>0.573510</text:p>
          </table:table-cell>
          <table:table-cell office:value-type="float" office:value="0.508129776" calcext:value-type="float">
            <text:p>0.508130</text:p>
          </table:table-cell>
          <table:table-cell office:value-type="float" office:value="0.571233832" calcext:value-type="float">
            <text:p>0.571234</text:p>
          </table:table-cell>
          <table:table-cell office:value-type="float" office:value="0.667676064" calcext:value-type="float">
            <text:p>0.667676</text:p>
          </table:table-cell>
          <table:table-cell office:value-type="float" office:value="0.56131632" calcext:value-type="float">
            <text:p>0.561316</text:p>
          </table:table-cell>
          <table:table-cell office:value-type="float" office:value="0.50145596252" calcext:value-type="float">
            <text:p>0.501456</text:p>
          </table:table-cell>
          <table:table-cell office:value-type="float" office:value="0.5064705221452" calcext:value-type="float">
            <text:p>0.506471</text:p>
          </table:table-cell>
          <table:table-cell table:formula="of:=AVERAGE([.B62:.U62])" office:value-type="float" office:value="0.55940388021126" calcext:value-type="float">
            <text:p>0.5594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84554" calcext:value-type="float">
            <text:p>0.684554</text:p>
          </table:table-cell>
          <table:table-cell office:value-type="float" office:value="0.692469" calcext:value-type="float">
            <text:p>0.692469</text:p>
          </table:table-cell>
          <table:table-cell office:value-type="float" office:value="0.505302" calcext:value-type="float">
            <text:p>0.505302</text:p>
          </table:table-cell>
          <table:table-cell office:value-type="float" office:value="0.541288" calcext:value-type="float">
            <text:p>0.541288</text:p>
          </table:table-cell>
          <table:table-cell office:value-type="float" office:value="0.571689" calcext:value-type="float">
            <text:p>0.571689</text:p>
          </table:table-cell>
          <table:table-cell office:value-type="float" office:value="0.547242168" calcext:value-type="float">
            <text:p>0.547242</text:p>
          </table:table-cell>
          <table:table-cell office:value-type="float" office:value="0.69900493494" calcext:value-type="float">
            <text:p>0.699005</text:p>
          </table:table-cell>
          <table:table-cell office:value-type="float" office:value="0.700086159" calcext:value-type="float">
            <text:p>0.700086</text:p>
          </table:table-cell>
          <table:table-cell office:value-type="float" office:value="0.692084094" calcext:value-type="float">
            <text:p>0.692084</text:p>
          </table:table-cell>
          <table:table-cell office:value-type="float" office:value="0.700086159" calcext:value-type="float">
            <text:p>0.700086</text:p>
          </table:table-cell>
          <table:table-cell office:value-type="float" office:value="0.509344416" calcext:value-type="float">
            <text:p>0.509344</text:p>
          </table:table-cell>
          <table:table-cell office:value-type="float" office:value="0.51443786016" calcext:value-type="float">
            <text:p>0.514438</text:p>
          </table:table-cell>
          <table:table-cell office:value-type="float" office:value="0.55107448704" calcext:value-type="float">
            <text:p>0.551074</text:p>
          </table:table-cell>
          <table:table-cell office:value-type="float" office:value="0.576262512" calcext:value-type="float">
            <text:p>0.576263</text:p>
          </table:table-cell>
          <table:table-cell office:value-type="float" office:value="0.545618304" calcext:value-type="float">
            <text:p>0.545618</text:p>
          </table:table-cell>
          <table:table-cell office:value-type="float" office:value="0.573975756" calcext:value-type="float">
            <text:p>0.573976</text:p>
          </table:table-cell>
          <table:table-cell office:value-type="float" office:value="0.687292216" calcext:value-type="float">
            <text:p>0.687292</text:p>
          </table:table-cell>
          <table:table-cell office:value-type="float" office:value="0.695238876" calcext:value-type="float">
            <text:p>0.695239</text:p>
          </table:table-cell>
          <table:table-cell office:value-type="float" office:value="0.51239644008" calcext:value-type="float">
            <text:p>0.512396</text:p>
          </table:table-cell>
          <table:table-cell office:value-type="float" office:value="0.5175204044808" calcext:value-type="float">
            <text:p>0.517520</text:p>
          </table:table-cell>
          <table:table-cell table:formula="of:=AVERAGE([.B63:.U63])" office:value-type="float" office:value="0.60084833933504" calcext:value-type="float">
            <text:p>0.6008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4001" calcext:value-type="float">
            <text:p>0.654001</text:p>
          </table:table-cell>
          <table:table-cell office:value-type="float" office:value="0.748455" calcext:value-type="float">
            <text:p>0.748455</text:p>
          </table:table-cell>
          <table:table-cell office:value-type="float" office:value="0.511036" calcext:value-type="float">
            <text:p>0.511036</text:p>
          </table:table-cell>
          <table:table-cell office:value-type="float" office:value="0.559614" calcext:value-type="float">
            <text:p>0.559614</text:p>
          </table:table-cell>
          <table:table-cell office:value-type="float" office:value="0.611054" calcext:value-type="float">
            <text:p>0.611054</text:p>
          </table:table-cell>
          <table:table-cell office:value-type="float" office:value="0.565769754" calcext:value-type="float">
            <text:p>0.565770</text:p>
          </table:table-cell>
          <table:table-cell office:value-type="float" office:value="0.66780696111" calcext:value-type="float">
            <text:p>0.667807</text:p>
          </table:table-cell>
          <table:table-cell office:value-type="float" office:value="0.756688005" calcext:value-type="float">
            <text:p>0.756688</text:p>
          </table:table-cell>
          <table:table-cell office:value-type="float" office:value="0.661195011" calcext:value-type="float">
            <text:p>0.661195</text:p>
          </table:table-cell>
          <table:table-cell office:value-type="float" office:value="0.756688005" calcext:value-type="float">
            <text:p>0.756688</text:p>
          </table:table-cell>
          <table:table-cell office:value-type="float" office:value="0.515124288" calcext:value-type="float">
            <text:p>0.515124</text:p>
          </table:table-cell>
          <table:table-cell office:value-type="float" office:value="0.52027553088" calcext:value-type="float">
            <text:p>0.520276</text:p>
          </table:table-cell>
          <table:table-cell office:value-type="float" office:value="0.56973182112" calcext:value-type="float">
            <text:p>0.569732</text:p>
          </table:table-cell>
          <table:table-cell office:value-type="float" office:value="0.615942432" calcext:value-type="float">
            <text:p>0.615942</text:p>
          </table:table-cell>
          <table:table-cell office:value-type="float" office:value="0.564090912" calcext:value-type="float">
            <text:p>0.564091</text:p>
          </table:table-cell>
          <table:table-cell office:value-type="float" office:value="0.613498216" calcext:value-type="float">
            <text:p>0.613498</text:p>
          </table:table-cell>
          <table:table-cell office:value-type="float" office:value="0.656617004" calcext:value-type="float">
            <text:p>0.656617</text:p>
          </table:table-cell>
          <table:table-cell office:value-type="float" office:value="0.75144882" calcext:value-type="float">
            <text:p>0.751449</text:p>
          </table:table-cell>
          <table:table-cell office:value-type="float" office:value="0.51821094544" calcext:value-type="float">
            <text:p>0.518211</text:p>
          </table:table-cell>
          <table:table-cell office:value-type="float" office:value="0.5233930548944" calcext:value-type="float">
            <text:p>0.523393</text:p>
          </table:table-cell>
          <table:table-cell table:formula="of:=AVERAGE([.B64:.U64])" office:value-type="float" office:value="0.61703203802222" calcext:value-type="float">
            <text:p>0.617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48473" calcext:value-type="float">
            <text:p>0.648473</text:p>
          </table:table-cell>
          <table:table-cell office:value-type="float" office:value="0.773755" calcext:value-type="float">
            <text:p>0.773755</text:p>
          </table:table-cell>
          <table:table-cell office:value-type="float" office:value="0.506699" calcext:value-type="float">
            <text:p>0.506699</text:p>
          </table:table-cell>
          <table:table-cell office:value-type="float" office:value="0.543586" calcext:value-type="float">
            <text:p>0.543586</text:p>
          </table:table-cell>
          <table:table-cell office:value-type="float" office:value="0.600035" calcext:value-type="float">
            <text:p>0.600035</text:p>
          </table:table-cell>
          <table:table-cell office:value-type="float" office:value="0.549565446" calcext:value-type="float">
            <text:p>0.549565</text:p>
          </table:table-cell>
          <table:table-cell office:value-type="float" office:value="0.66216226503" calcext:value-type="float">
            <text:p>0.662162</text:p>
          </table:table-cell>
          <table:table-cell office:value-type="float" office:value="0.782266305" calcext:value-type="float">
            <text:p>0.782266</text:p>
          </table:table-cell>
          <table:table-cell office:value-type="float" office:value="0.655606203" calcext:value-type="float">
            <text:p>0.655606</text:p>
          </table:table-cell>
          <table:table-cell office:value-type="float" office:value="0.782266305" calcext:value-type="float">
            <text:p>0.782266</text:p>
          </table:table-cell>
          <table:table-cell office:value-type="float" office:value="0.510752592" calcext:value-type="float">
            <text:p>0.510753</text:p>
          </table:table-cell>
          <table:table-cell office:value-type="float" office:value="0.51586011792" calcext:value-type="float">
            <text:p>0.515860</text:p>
          </table:table-cell>
          <table:table-cell office:value-type="float" office:value="0.55341403488" calcext:value-type="float">
            <text:p>0.553414</text:p>
          </table:table-cell>
          <table:table-cell office:value-type="float" office:value="0.60483528" calcext:value-type="float">
            <text:p>0.604835</text:p>
          </table:table-cell>
          <table:table-cell office:value-type="float" office:value="0.547934688" calcext:value-type="float">
            <text:p>0.547935</text:p>
          </table:table-cell>
          <table:table-cell office:value-type="float" office:value="0.60243514" calcext:value-type="float">
            <text:p>0.602435</text:p>
          </table:table-cell>
          <table:table-cell office:value-type="float" office:value="0.651066892" calcext:value-type="float">
            <text:p>0.651067</text:p>
          </table:table-cell>
          <table:table-cell office:value-type="float" office:value="0.77685002" calcext:value-type="float">
            <text:p>0.776850</text:p>
          </table:table-cell>
          <table:table-cell office:value-type="float" office:value="0.51381305396" calcext:value-type="float">
            <text:p>0.513813</text:p>
          </table:table-cell>
          <table:table-cell office:value-type="float" office:value="0.5189511844996" calcext:value-type="float">
            <text:p>0.518951</text:p>
          </table:table-cell>
          <table:table-cell table:formula="of:=AVERAGE([.B65:.U65])" office:value-type="float" office:value="0.61501637636448" calcext:value-type="float">
            <text:p>0.615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00/00/00</text:date>, <text:time style:data-style-name="N2" text:time-value="14:48:35.888796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5T15:42:41.460670917</dc:date>
    <meta:editing-duration>PT4H16M39S</meta:editing-duration>
    <meta:editing-cycles>22</meta:editing-cycles>
    <meta:generator>LibreOffice/6.0.7.3$Linux_X86_64 LibreOffice_project/00m0$Build-3</meta:generator>
    <meta:document-statistic meta:table-count="1" meta:cell-count="1386" meta:object-count="0"/>
  </office:meta>
</office:document-meta>
</file>